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2.916cm"/>
    </style:style>
    <style:style style:name="pr8" style:family="presentation" style:parent-style-name="Default-outline1">
      <style:graphic-properties fo:min-height="11.171cm"/>
    </style:style>
    <style:style style:name="pr9" style:family="presentation" style:parent-style-name="Default-notes">
      <style:graphic-properties draw:fill-color="#ffffff" fo:min-height="11.431cm"/>
    </style:style>
    <style:style style:name="pr10" style:family="presentation" style:parent-style-name="Default-outline1">
      <style:graphic-properties fo:min-height="12.823cm"/>
    </style:style>
    <style:style style:name="pr11" style:family="presentation" style:parent-style-name="Default-notes">
      <style:graphic-properties draw:stroke="none" draw:fill="none" draw:fill-color="#00cc99" fo:min-height="11.432cm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fo:margin-left="0.952cm" fo:margin-right="0cm" fo:margin-top="0.423cm" fo:margin-bottom="0cm" fo:line-height="90%" fo:text-align="center" fo:text-indent="-0.952cm"/>
    </style:style>
    <style:style style:name="P5" style:family="paragraph">
      <style:paragraph-properties fo:margin-left="0.952cm" fo:margin-right="0cm" fo:margin-top="0.246cm" fo:margin-bottom="0cm" fo:line-height="90%" fo:text-indent="-0.952cm"/>
    </style:style>
    <style:style style:name="P6" style:family="paragraph">
      <style:paragraph-properties fo:margin-left="0.952cm" fo:margin-right="0cm" fo:margin-top="0.246cm" fo:margin-bottom="0cm" fo:line-height="90%" fo:text-align="center" fo:text-indent="-0.952cm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.952cm" fo:margin-right="0cm" fo:margin-top="0.317cm" fo:margin-bottom="0cm" fo:line-height="100%" fo:text-indent="-0.952cm"/>
    </style:style>
    <style:style style:name="P13" style:family="paragraph">
      <style:paragraph-properties fo:margin-left="0cm" fo:margin-right="0cm" fo:margin-top="0.317cm" fo:margin-bottom="0cm" fo:line-height="100%" fo:text-indent="0cm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line-height="90%" fo:text-indent="0cm" style:writing-mode="lr-tb" style:font-independent-line-spacing="true"/>
    </style:style>
    <style:style style:name="P16" style:family="paragraph"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style:text-autospace="none"/>
      <style:text-properties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P20" style:family="paragraph">
      <style:paragraph-properties fo:margin-left="0.952cm" fo:margin-right="0cm" fo:margin-top="0.211cm" fo:margin-bottom="0cm" fo:line-height="90%" fo:text-indent="-0.952cm"/>
    </style:style>
    <style:style style:name="P21" style:family="paragraph">
      <style:paragraph-properties style:writing-mode="lr-tb" style:font-independent-line-spacing="true"/>
      <style:text-properties fo:color="#0000ff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margin-left="0.952cm" fo:margin-right="0cm" fo:margin-top="0.211cm" fo:margin-bottom="0cm" fo:line-height="100%" fo:text-indent="-0.952cm"/>
    </style:style>
    <style:style style:name="P24" style:family="paragraph">
      <style:paragraph-properties fo:margin-left="0.952cm" fo:margin-right="0cm" fo:margin-top="0.246cm" fo:margin-bottom="0cm" fo:line-height="100%" fo:text-indent="-0.952cm"/>
    </style:style>
    <style:style style:name="P25" style:family="paragraph">
      <style:paragraph-properties fo:margin-left="0.952cm" fo:margin-right="0cm" fo:margin-top="0.282cm" fo:margin-bottom="0cm" fo:line-height="100%" fo:text-indent="-0.952cm"/>
    </style:style>
    <style:style style:name="P26" style:family="paragraph">
      <style:paragraph-properties fo:margin-left="0cm" fo:margin-right="0cm" fo:margin-top="0.211cm" fo:margin-bottom="0cm" fo:line-height="100%" fo:text-indent="0cm"/>
    </style:style>
    <style:style style:name="P27" style:family="paragraph">
      <style:paragraph-properties fo:margin-left="0cm" fo:margin-right="0cm" fo:margin-top="0.246cm" fo:margin-bottom="0cm" fo:line-height="100%" fo:text-indent="0cm"/>
    </style:style>
    <style:style style:name="P28" style:family="paragraph">
      <style:paragraph-properties fo:margin-left="0cm" fo:margin-right="0cm" fo:margin-top="0.211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9" style:family="paragraph">
      <style:paragraph-properties fo:margin-left="2.063cm" fo:margin-right="0cm" fo:margin-top="0.176cm" fo:margin-bottom="0cm" fo:line-height="90%" fo:text-indent="-0.793cm"/>
    </style:style>
    <style:style style:name="P30" style:family="paragraph">
      <style:paragraph-properties fo:margin-left="0.952cm" fo:margin-right="0cm" fo:margin-top="0.176cm" fo:margin-bottom="0cm" fo:line-height="90%" fo:text-indent="-0.952cm"/>
    </style:style>
    <style:style style:name="P31" style:family="paragraph">
      <style:paragraph-properties fo:margin-left="0.952cm" fo:margin-right="0cm" fo:margin-top="0.141cm" fo:margin-bottom="0cm" fo:line-height="90%" fo:text-indent="-0.952cm"/>
    </style:style>
    <style:style style:name="P32" style:family="paragraph">
      <style:paragraph-properties style:writing-mode="lr-tb" style:font-independent-line-spacing="true"/>
      <style:text-properties fo:color="#000000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margin-left="2.063cm" fo:margin-right="0cm" fo:margin-top="0.246cm" fo:margin-bottom="0cm" fo:line-height="100%" fo:text-indent="-0.793cm"/>
    </style:style>
    <style:style style:name="P35" style:family="paragraph">
      <style:paragraph-properties fo:margin-left="2.063cm" fo:margin-right="0cm" fo:margin-top="0.211cm" fo:margin-bottom="0cm" fo:line-height="100%" fo:text-indent="-0.793cm"/>
    </style:style>
    <style:style style:name="P36" style:family="paragraph">
      <style:paragraph-properties fo:margin-left="0.952cm" fo:margin-right="0cm" fo:margin-top="0.246cm" fo:margin-bottom="0cm" fo:text-indent="-0.952cm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2.063cm" fo:margin-right="0cm" fo:margin-top="0.246cm" fo:margin-bottom="0cm" fo:line-height="90%" fo:text-indent="-0.793cm"/>
    </style:style>
    <style:style style:name="P39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0" style:family="paragraph">
      <style:paragraph-properties fo:margin-left="2.063cm" fo:margin-right="0cm" fo:margin-top="0.246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1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2.063cm" fo:margin-right="0cm" fo:margin-top="0.211cm" fo:margin-bottom="0cm" fo:line-height="90%" fo:text-indent="-0.793cm"/>
    </style:style>
    <style:style style:name="P43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4" style:family="paragraph">
      <style:paragraph-properties fo:margin-left="0cm" fo:margin-right="0cm" fo:margin-top="0.317cm" fo:margin-bottom="0cm" fo:line-height="90%" fo:text-indent="0cm"/>
    </style:style>
    <style:style style:name="P45" style:family="paragraph">
      <style:paragraph-properties fo:margin-left="0.952cm" fo:margin-right="0cm" fo:margin-top="0.176cm" fo:margin-bottom="0cm" fo:line-height="100%" fo:text-indent="-0.952cm"/>
    </style:style>
    <style:style style:name="T1" style:family="text">
      <style:text-properties fo:color="#0000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33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5" style:family="text">
      <style:text-properties fo:font-family="'Arial Unicode MS'" style:font-family-generic="swiss" style:font-pitch="variable" fo:font-weight="bold" style:font-weight-asian="bold" style:font-weight-complex="bold"/>
    </style:style>
    <style:style style:name="T6" style:family="text">
      <style:text-properties fo:font-family="'Arial Unicode M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family="'Arial Unicode MS'" style:font-family-generic="swiss" style:font-pitch="variable" fo:language="en" fo:country="US" fo:font-weight="bold" style:font-weight-asian="bold" style:font-weight-complex="bold"/>
    </style:style>
    <style:style style:name="T8" style:family="text">
      <style:text-properties fo:color="#cc3300" fo:font-family="'Arial Unicode MS'" style:font-family-generic="swiss" style:font-pitch="variable" fo:language="en" fo:country="US" fo:font-weight="bold" style:font-weight-asian="bold" style:font-weight-complex="bold"/>
    </style:style>
    <style:style style:name="T9" style:family="text">
      <style:text-properties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3300" fo:font-family="'Arial Unicode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Arial Unicode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Arial Unicode MS'" style:font-family-generic="swiss" style:font-pitch="variable"/>
    </style:style>
    <style:style style:name="T17" style:family="text">
      <style:text-properties fo:color="#000000" fo:font-family="'Arial Unicode M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000000" fo:font-family="'Arial Unicode M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Arial Unicode MS'" style:font-family-generic="swiss" style:font-pitch="variable" fo:font-weight="normal" style:font-weight-asian="normal" style:font-weight-complex="normal"/>
    </style:style>
    <style:style style:name="T20" style:family="text">
      <style:text-properties fo:color="#ff0000" fo:font-family="'Arial Unicode MS'" style:font-family-generic="swiss" style:font-pitch="variable" fo:font-weight="bold" style:font-weight-asian="bold" style:font-weight-complex="bold"/>
    </style:style>
    <style:style style:name="T21" style:family="text">
      <style:text-properties fo:color="#ff0000" fo:font-family="'Arial Unicode MS'" style:font-family-generic="swiss" style:font-pitch="variable" fo:font-weight="normal" style:font-weight-asian="normal" style:font-weight-complex="normal"/>
    </style:style>
    <style:style style:name="T22" style:family="text">
      <style:text-properties fo:color="#000000" fo:font-family="'Arial Unicode MS'" style:font-family-generic="swiss" style:font-pitch="variable" fo:font-weight="bold" style:font-weight-asian="bold" style:font-weight-complex="bold"/>
    </style:style>
    <style:style style:name="T23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24" style:family="text">
      <style:text-properties fo:color="#ff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Arial Unicode M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7" style:family="text">
      <style:text-properties fo:color="#7f0055" fo:font-family="Verdana" style:font-family-generic="swiss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28" style:family="text">
      <style:text-properties fo:color="#000000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29" style:family="text">
      <style:text-properties fo:color="#3f7f5f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0" style:family="text">
      <style:text-properties fo:color="#000000" fo:font-family="Verdana" style:font-family-generic="swiss" fo:font-size="20pt" style:text-underline-style="solid" style:text-underline-width="auto" style:text-underline-color="font-color" style:font-family-asian="Verdana" style:font-family-generic-asian="swiss" style:font-size-asian="20pt" style:font-family-complex="Verdana" style:font-family-generic-complex="swiss" style:font-size-complex="20pt"/>
    </style:style>
    <style:style style:name="T31" style:family="text">
      <style:text-properties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2" style:family="text">
      <style:text-properties fo:color="#3f7f5f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7f0055" style:text-outline="false" style:text-line-through-style="none" style:text-position="0% 100%" fo:font-family="Verdana" style:font-family-generic="swiss" fo:font-size="14pt" fo:font-style="normal" fo:text-shadow="none" style:text-underline-style="none" fo:font-weight="bold" style:font-family-asian="Verdana" style:font-family-generic-asian="swiss" style:font-size-asian="14pt" style:font-style-asian="normal" style:font-weight-asian="bold" style:font-family-complex="Verdana" style:font-family-generic-complex="swiss" style:font-size-complex="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7f0055" style:text-outline="false" style:text-line-through-style="none" style:text-position="0% 100%" fo:font-family="Verdana" style:font-family-generic="swiss" fo:font-size="22pt" fo:font-style="normal" fo:text-shadow="none" style:text-underline-style="none" fo:font-weight="bold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2a00ff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super 58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2a00ff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9" style:family="text">
      <style:text-properties fo:font-family="'Arial Unicode MS'" style:font-family-generic="swiss" style:font-pitch="variable" fo:font-size="48pt" fo:language="en" fo:country="US" fo:font-weight="bold" style:font-size-asian="48pt" style:font-weight-asian="bold" style:font-size-complex="48pt" style:font-weight-complex="bold"/>
    </style:style>
    <style:style style:name="T40" style:family="text">
      <style:text-properties fo:color="#0000ff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1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2" style:family="text">
      <style:text-properties fo:color="#ff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3" style:family="text">
      <style:text-properties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4" style:family="text">
      <style:text-properties fo:font-family="Arial" style:font-family-generic="swiss" style:font-pitch="variable" fo:font-size="36pt" fo:language="en" fo:country="US" style:font-size-asian="36pt" style:font-size-complex="36pt"/>
    </style:style>
    <style:style style:name="T45" style:family="text">
      <style:text-properties fo:color="#cc3300" fo:font-family="Arial" style:font-family-generic="swiss" style:font-pitch="variable" fo:font-size="36pt" fo:language="en" fo:country="US" style:font-size-asian="36pt" style:font-size-complex="36pt"/>
    </style:style>
    <style:style style:name="T46" style:family="text">
      <style:text-properties fo:color="#cc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7" style:family="text">
      <style:text-properties fo:color="#ff3300" fo:font-family="Arial" style:font-family-generic="swiss" style:font-pitch="variable" fo:font-size="36pt" fo:language="en" fo:country="US" style:font-size-asian="36pt" style:font-size-complex="36pt"/>
    </style:style>
    <style:style style:name="T48" style:family="text">
      <style:text-properties fo:color="#b2b2b2" fo:font-family="Arial" style:font-family-generic="swiss" style:font-pitch="variable" fo:font-size="36pt" fo:language="en" fo:country="US" style:font-size-asian="36pt" style:font-size-complex="36pt"/>
    </style:style>
    <style:style style:name="T49" style:family="text">
      <style:text-properties fo:color="#ff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0" style:family="text">
      <style:text-properties fo:color="#80808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1" style:family="text">
      <style:text-properties fo:color="#3333cc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2" style:family="text">
      <style:text-properties fo:color="#cc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c0c0c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dc2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0000ff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6" style:family="text">
      <style:text-properties fo:color="#ff0000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color="#0000ff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61" style:family="text">
      <style:text-properties fo:color="#00000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62" style:family="text">
      <style:text-properties fo:color="#ff000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63" style:family="text">
      <style:text-properties fo:color="#c0c0c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64" style:family="text">
      <style:text-properties fo:color="#c0c0c0" style:text-outline="false" style:text-line-through-style="none" style:text-position="0% 100%" fo:font-family="Verdana" style:font-family-generic="swiss" fo:font-size="22pt" fo:font-style="normal" fo:text-shadow="none" style:text-underline-style="none" fo:font-weight="bold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7f0055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6" style:family="text">
      <style:text-properties fo:color="#000000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7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bold" style:font-family-asian="Verdana" style:font-family-generic-asian="swiss" style:font-size-asian="16pt" style:font-style-asian="normal" style:font-weight-asian="bold" style:font-family-complex="Verdana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fo:font-family="Verdana" style:font-family-generic="swiss" fo:font-size="16pt" style:text-underline-style="solid" style:text-underline-width="auto" style:text-underline-color="font-color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9" style:family="text">
      <style:text-properties fo:color="#3f7f5f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70" style:family="text">
      <style:text-properties fo:color="#0000ff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71" style:family="text">
      <style:text-properties fo:color="#cc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2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73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4" style:family="text">
      <style:text-properties fo:color="#cc33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5" style:family="text">
      <style:text-properties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6" style:family="text">
      <style:text-properties fo:font-family="'Arial Unicode MS'" style:font-family-generic="swiss" style:font-pitch="variable" fo:font-size="24pt" fo:language="en" fo:country="US" style:font-size-asian="24pt" style:font-size-complex="24pt"/>
    </style:style>
    <style:style style:name="T77" style:family="text">
      <style:text-properties fo:color="#ff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8" style:family="text">
      <style:text-properties fo:font-family="'Arial Unicode MS'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79" style:family="text">
      <style:text-properties fo:color="#0000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0" style:family="text">
      <style:text-properties fo:color="#00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1" style:family="text">
      <style:text-properties fo:font-family="'Arial Unicode MS'" style:font-family-generic="swiss" style:font-pitch="variable" fo:language="en" fo:country="US"/>
    </style:style>
    <style:style style:name="T82" style:family="text">
      <style:text-properties fo:color="#cc3300" fo:font-family="'Arial Unicode MS'" style:font-family-generic="swiss" style:font-pitch="variable" fo:font-weight="bold" style:font-weight-asian="bold" style:font-weight-complex="bold"/>
    </style:style>
    <style:style style:name="T83" style:family="text">
      <style:text-properties fo:font-family="'Arial Unicode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4" style:family="text">
      <style:text-properties fo:color="#cc33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5" style:family="text">
      <style:text-properties fo:color="#83ca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6" style:family="text">
      <style:text-properties fo:font-family="'Arial Unicode MS'" style:font-family-generic="swiss" style:font-pitch="variable" fo:font-size="48pt" style:font-size-asian="48pt" style:font-size-complex="48pt"/>
    </style:style>
    <style:style style:name="T87" style:family="text">
      <style:text-properties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88" style:family="text">
      <style:text-properties fo:color="#cc33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89" style:family="text">
      <style:text-properties fo:color="#7f0055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90" style:family="text">
      <style:text-properties fo:color="#00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91" style:family="text">
      <style:text-properties fo:color="#0000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92" style:family="text">
      <style:text-properties fo:color="#00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2a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94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95" style:family="text">
      <style:text-properties fo:color="#2a00ff" fo:font-family="'Courier New'" style:font-family-generic="modern" style:font-pitch="fixed" fo:font-size="16pt" style:font-size-asian="16pt" style:font-size-complex="16pt"/>
    </style:style>
    <style:style style:name="T96" style:family="text">
      <style:text-properties fo:font-family="'Courier New'" style:font-family-generic="modern" style:font-pitch="fixed" fo:font-size="16pt" style:font-size-asian="16pt" style:font-size-complex="16pt"/>
    </style:style>
    <style:style style:name="T97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8" style:family="text">
      <style:text-properties fo:color="#ff33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99" style:family="text">
      <style:text-properties fo:color="#7f0055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0" style:family="text">
      <style:text-properties fo:color="#ff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ff0000" fo:font-size="66pt" style:font-size-asian="66pt" style:font-size-complex="66pt"/>
    </style:style>
    <style:style style:name="T103" style:family="text">
      <style:text-properties fo:color="#000000" fo:font-size="66pt" style:font-size-asian="66pt" style:font-size-complex="66pt"/>
    </style:style>
    <style:style style:name="T104" style:family="text">
      <style:text-properties fo:color="#ff0000" fo:font-weight="bold" style:font-weight-asian="bold" style:font-weight-complex="bold"/>
    </style:style>
    <style:style style:name="T105" style:family="text">
      <style:text-properties fo:color="#ff0000"/>
    </style:style>
    <style:style style:name="T106" style:family="text">
      <style:text-properties fo:color="#dddddd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7" style:family="text">
      <style:text-properties fo:font-family="Arial" style:font-family-generic="swiss" style:font-pitch="variable" fo:font-weight="bold" style:font-weight-asian="bold" style:font-weight-complex="bold"/>
    </style:style>
    <style:style style:name="T108" style:family="text">
      <style:text-properties fo:font-size="28pt" fo:language="en" fo:country="US" style:font-size-asian="28pt" style:font-size-complex="28pt"/>
    </style:style>
    <style:style style:name="T109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110" style:family="text">
      <style:text-properties fo:color="#cc3300" fo:font-family="Aria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11" style:family="text">
      <style:text-properties fo:font-family="Verdana" style:font-family-generic="swiss" style:font-pitch="variable" fo:font-size="28pt" fo:language="en" fo:country="US" style:font-size-asian="28pt" style:font-size-complex="28pt"/>
    </style:style>
    <style:style style:name="T112" style:family="text">
      <style:text-properties fo:font-family="Arial" style:font-family-generic="swiss" style:font-pitch="variable" fo:language="en" fo:country="US"/>
    </style:style>
    <style:style style:name="T113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114" style:family="text">
      <style:text-properties fo:color="#cc3300" fo:font-family="Arial" style:font-family-generic="swiss" style:font-pitch="variable" fo:language="en" fo:country="US" fo:font-weight="bold" style:font-weight-asian="bold" style:font-weight-complex="bold"/>
    </style:style>
    <style:style style:name="T115" style:family="text">
      <style:text-properties fo:color="#cc3300" fo:font-family="Arial" style:font-family-generic="swiss" style:font-pitch="variable" fo:font-size="28pt" fo:language="en" fo:country="US" style:font-size-asian="28pt" style:font-size-complex="28pt"/>
    </style:style>
    <style:style style:name="T116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117" style:family="text">
      <style:text-properties fo:language="en" fo:country="US"/>
    </style:style>
    <style:style style:name="T118" style:family="text">
      <style:text-properties fo:font-size="24pt" fo:language="en" fo:country="US" style:font-size-asian="24pt" style:font-size-complex="24pt"/>
    </style:style>
    <style:style style:name="T119" style:family="text">
      <style:text-properties fo:font-family="'Arial Unicode MS'" style:font-family-generic="swiss" style:font-pitch="variable" fo:font-size="48pt" fo:language="en" fo:country="US" style:font-size-asian="48pt" style:font-size-complex="48pt"/>
    </style:style>
    <style:style style:name="T120" style:family="text">
      <style:text-properties fo:font-family="'Arial Unicode MS'" style:font-family-generic="swiss" style:font-pitch="variable" fo:font-size="36pt" style:font-size-asian="36pt" style:font-size-complex="36pt"/>
    </style:style>
    <style:style style:name="T121" style:family="text">
      <style:text-properties fo:color="#cc3300" fo:font-family="'Arial Unicode MS'" style:font-family-generic="swiss" style:font-pitch="variable" fo:font-size="36pt" style:font-size-asian="36pt" style:font-size-complex="36pt"/>
    </style:style>
    <style:style style:name="T122" style:family="text">
      <style:text-properties fo:font-family="'Arial Unicode MS'" style:font-family-generic="swiss" style:font-pitch="variable" fo:font-size="32pt" style:font-size-asian="32pt" style:font-size-complex="32pt"/>
    </style:style>
    <style:style style:name="T123" style:family="text">
      <style:text-properties fo:color="#0099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24" style:family="text">
      <style:text-properties fo:font-size="18pt" style:font-size-asian="18pt" style:font-size-complex="18pt"/>
    </style:style>
    <style:style style:name="T125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cc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ilicon Valley Code Camp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Silicon Valley Code Camp</text:span></text:p>
              </text:list-header>
            </text:list>
          </draw:text-box>
        </draw:frame>
        <draw:frame presentation:style-name="pr2" draw:text-style-name="P2" draw:layer="layout" svg:width="21.59cm" svg:height="11.854cm" svg:x="1.905cm" svg:y="5.291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4"><text:span text:style-name="T3">Learn JavaScript </text:span></text:p>
                <text:p text:style-name="P4"><text:span text:style-name="T3">by </text:span></text:p>
                <text:p text:style-name="P4"><text:span text:style-name="T3">Modeling Rubik’s Cube</text:span></text:p>
              </text:list-header>
            </text:list>
            <text:list text:style-name="L4">
              <text:list-header>
                <text:p text:style-name="P5"><text:span text:style-name="T4"/></text:p>
                <text:p text:style-name="P6"><text:span text:style-name="T4">Manoj Kumar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3">
              <text:list-header>
                <text:p text:style-name="P1"><text:span text:style-name="T3">Agenda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Scripting Language</text:span></text:p>
              </text:list-item>
              <text:list-item>
                <text:p text:style-name="P7"><text:span text:style-name="T5">Crash course in Rubik’s Cube</text:span></text:p>
              </text:list-item>
              <text:list-item>
                <text:p text:style-name="P7"><text:span text:style-name="T5">Code Walk-through</text:span></text:p>
              </text:list-item>
              <text:list-item>
                <text:p text:style-name="P7"><text:span text:style-name="T5">Modeling</text:span></text:p>
              </text:list-item>
              <text:list-item>
                <text:p text:style-name="P7"><text:span text:style-name="T5">Finding mov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cripting Languag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ripting Languag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">Is a Programming Language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To manipulate</text:span></text:p>
                  </text:list-item>
                  <text:list-item>
                    <text:p text:style-name="P3"><text:span text:style-name="T7">To customize</text:span></text:p>
                  </text:list-item>
                  <text:list-item>
                    <text:p text:style-name="P3"><text:span text:style-name="T7">To automate </text:span></text:p>
                  </text:list-item>
                  <text:list-item>
                    <text:p text:style-name="P3"><text:span text:style-name="T7">an </text:span><text:span text:style-name="T8">existing system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">ECMAScript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Web Scripting Language</text:span></text:p>
                  </text:list-item>
                  <text:list-item>
                    <text:p text:style-name="P3"><text:span text:style-name="T7">To work with web brow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CMA 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ECMA Script</text:span></text:p>
              </text:list-header>
            </text:list>
          </draw:text-box>
        </draw:frame>
        <draw:frame presentation:style-name="pr4" draw:text-style-name="P2" draw:layer="layout" svg:width="21.59cm" svg:height="13.631cm" svg:x="1.905cm" svg:y="5.27cm" presentation:class="outline" presentation:user-transformed="true">
          <draw:text-box>
            <text:list text:style-name="L5">
              <text:list-item>
                <text:p text:style-name="P9"><text:span text:style-name="T9">Object Based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Object: Collection of properti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Proper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2">Type : Number, Boolean, String, Array, Function &amp; other objects</text:span></text:p>
                      </text:list-item>
                      <text:list-item>
                        <text:p><text:span text:style-name="T10">Attribu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2">Value, Writable, Configurable, Enumerabl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"><text:span text:style-name="T13">Functional</text:span></text:p>
              </text:list-item>
              <text:list-item>
                <text:p text:style-name="P3"><text:span text:style-name="T13">Based on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Java, C </text:span></text:p>
                  </text:list-item>
                  <text:list-item>
                    <text:p text:style-name="P9"><text:span text:style-name="T10">Self (Prototype)</text:span></text:p>
                  </text:list-item>
                  <text:list-item>
                    <text:p text:style-name="P9"><text:span text:style-name="T10">Scheme (Func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Typ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539cm" svg:x="1.905cm" svg:y="5.715cm" presentation:class="outline" presentation:user-transformed="true">
          <draw:text-box>
            <text:list text:style-name="L5">
              <text:list-item>
                <text:p text:style-name="P8"><text:span text:style-name="T16">Primitive Value Types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16">Number</text:span></text:p>
                  </text:list-item>
                  <text:list-item>
                    <text:p text:style-name="P3"><text:span text:style-name="T16">String</text:span></text:p>
                  </text:list-item>
                  <text:list-item>
                    <text:p text:style-name="P3"><text:span text:style-name="T16">Boolean</text:span></text:p>
                  </text:list-item>
                  <text:list-item>
                    <text:p text:style-name="P3"><text:span text:style-name="T16">Null</text:span></text:p>
                  </text:list-item>
                  <text:list-item>
                    <text:p text:style-name="P3"><text:span text:style-name="T16">Undefined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6">Object</text:span></text:p>
              </text:list-item>
              <text:list-item>
                <text:p text:style-name="P8"><text:span text:style-name="T16">Array</text:span></text:p>
              </text:list-item>
              <text:list-item>
                <text:p text:style-name="P8"><text:span text:style-name="T16">Func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 simple Fun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Numbe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947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7">64 bit floating point (sign bit, 11 exp, 52 frac)</text:span></text:p>
              </text:list-item>
              <text:list-item>
                <text:p text:style-name="P8"><text:span text:style-name="T17">Represents integer and float</text:span></text:p>
                <text:list>
                  <text:list-item>
                    <text:p><text:span text:style-name="T18">1, 3.45, 5.345e-10, 0377, 0xFF, <text:s/></text:span></text:p>
                  </text:list-item>
                </text:list>
              </text:list-item>
              <text:list-item>
                <text:p text:style-name="P8"><text:span text:style-name="T17">Infinity</text:span></text:p>
              </text:list-item>
            </text:list>
            <text:list text:style-name="L2">
              <text:list-item>
                <text:list>
                  <text:list-item>
                    <text:p><text:span text:style-name="T18"><text:s/></text:span><text:span text:style-name="T18">&gt;1.79769313486231570e+308 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7">NaN</text:span></text:p>
                <text:list>
                  <text:list-item>
                    <text:p><text:span text:style-name="T18">NaN != NaN</text:span></text:p>
                  </text:list-item>
                </text:list>
              </text:list-item>
              <text:list-item>
                <text:p text:style-name="P8"><text:span text:style-name="T17">Representation for</text:span></text:p>
                <text:list>
                  <text:list-item>
                    <text:p><text:span text:style-name="T18">MAX_VALUE, MIN_VALUE</text:span></text:p>
                  </text:list-item>
                  <text:list-item>
                    <text:p><text:span text:style-name="T18">NEGATIVE_INFINITY, POSITIVE_INFINITY</text:span></text:p>
                  </text:list-item>
                </text:list>
              </text:list-item>
              <text:list-item>
                <text:p><text:span text:style-name="T18">+0 == -0 <text:s/>but 1/+0 != 1/-0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String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134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Within double/single quotes</text:span></text:p>
                <text:list>
                  <text:list-item>
                    <text:p><text:span text:style-name="T19">“</text:span><text:span text:style-name="T19">Hello world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\u0041 world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Sequence of 16 bit unicode chars</text:span></text:p>
              </text:list-item>
              <text:list-item>
                <text:p text:style-name="P8"><text:span text:style-name="T19">Supports + operator</text:span></text:p>
              </text:list-item>
              <text:list-item>
                <text:p text:style-name="P8"><text:span text:style-name="T19">Used for character type too</text:span></text:p>
                <text:p text:style-name="P8"><text:span text:style-name="T19"><text:s/></text:span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oolean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13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Only two values</text:span></text:p>
                <text:list>
                  <text:list-item>
                    <text:p><text:span text:style-name="T19">true</text:span></text:p>
                  </text:list-item>
                  <text:list-item>
                    <text:p><text:span text:style-name="T19">false</text:span></text:p>
                  </text:list-item>
                </text:list>
              </text:list-item>
              <text:list-item>
                <text:p text:style-name="P8"><text:span text:style-name="T19"><text:s/></text:span><text:span text:style-name="T19">6 more falsy values</text:span></text:p>
                <text:list>
                  <text:list-item>
                    <text:p><text:span text:style-name="T19">0, -0, “”, NaN, null, undefined</text:span></text:p>
                  </text:list-item>
                </text:list>
              </text:list-item>
              <text:list-item>
                <text:p><text:span text:style-name="T19">Rest all values are true</text:span></text:p>
                <text:list>
                  <text:list-item>
                    <text:p><text:span text:style-name="T19">Including ‘false’ <text:s/>:)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Undefined and Null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Undefined Type</text:span></text:p>
                <text:list>
                  <text:list-item>
                    <text:p><text:span text:style-name="T19">Only one value: undefined</text:span></text:p>
                    <text:p><text:span text:style-name="T19"/></text:p>
                  </text:list-item>
                </text:list>
              </text:list-item>
              <text:list-item>
                <text:p text:style-name="P8"><text:span text:style-name="T19"><text:s/></text:span><text:span text:style-name="T19">Null Type</text:span></text:p>
                <text:list>
                  <text:list-item>
                    <text:p><text:span text:style-name="T19">Only one value: null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nary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27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Binary + (Addition or concatenation)</text:span></text:p>
                <text:list>
                  <text:list-item>
                    <text:p><text:span text:style-name="T19">1 + 2 = 3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1’ + ‘2’ <text:s/>= ‘1’ + 2 <text:s/>= </text:span><text:span text:style-name="T20">1 + ‘2’ = ‘12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<text:s/></text:span><text:span text:style-name="T19">-, * , /, %</text:span></text:p>
                <text:list>
                  <text:list-item>
                    <text:p><text:span text:style-name="T21"><text:s/></text:span><text:span text:style-name="T20">2 * ‘3’ = 6</text:span></text:p>
                  </text:list-item>
                </text:list>
              </text:list-item>
              <text:list-item>
                <text:p text:style-name="P8"><text:span text:style-name="T19">&gt;=, &lt;=, &gt;, &lt;</text:span></text:p>
              </text:list-item>
              <text:list-item>
                <text:p text:style-name="P8"><text:span text:style-name="T19">==, !=</text:span></text:p>
              </text:list-item>
              <text:list-item>
                <text:p text:style-name="P8"><text:span text:style-name="T20">=== !==</text:span></text:p>
              </text:list-item>
              <text:list-item>
                <text:p text:style-name="P8"><text:span text:style-name="T19">Logical &amp;&amp;, ||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Prefix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5.651cm" svg:x="1.905cm" svg:y="4.445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0">+ <text:s text:c="4"/></text:span><text:span text:style-name="T22">to number</text:span></text:p>
              </text:list-item>
            </text:list>
            <text:list text:style-name="L2">
              <text:list-item>
                <text:list>
                  <text:list-item>
                    <text:p><text:span text:style-name="T20"><text:s text:c="7"/></text:span><text:span text:style-name="T22">1 + <text:s/>+'2' <text:s text:c="2"/>// 3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0">- <text:s text:c="5"/></text:span><text:span text:style-name="T22">negate</text:span></text:p>
              </text:list-item>
              <text:list-item>
                <text:p text:style-name="P8"><text:span text:style-name="T20">! <text:s text:c="5"/></text:span><text:span text:style-name="T22">logical not</text:span></text:p>
              </text:list-item>
              <text:list-item>
                <text:p text:style-name="P8"><text:span text:style-name="T20">Typeof</text:span></text:p>
                <text:list>
                  <text:list-item>
                    <text:p><text:span text:style-name="T22">typeof 1 <text:s text:c="2"/>// ‘number’</text:span></text:p>
                  </text:list-item>
                  <text:list-item>
                    <text:p><text:span text:style-name="T22">typeof ‘a’ <text:s/>// ‘string’</text:span></text:p>
                  </text:list-item>
                </text:list>
                <text:p text:style-name="P8"><text:span text:style-name="T20"/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t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5" draw:text-style-name="P15" draw:layer="layout" svg:width="21.59cm" svg:height="12.272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&amp; <text:s text:c="3"/>and</text:span></text:p>
              </text:list-item>
              <text:list-item>
                <text:p text:style-name="P8"><text:span text:style-name="T22">| <text:s text:c="4"/>or</text:span></text:p>
              </text:list-item>
              <text:list-item>
                <text:p text:style-name="P8"><text:span text:style-name="T22">^ <text:s text:c="3"/>xor</text:span></text:p>
              </text:list-item>
              <text:list-item>
                <text:p text:style-name="P8"><text:span text:style-name="T22">~ <text:s text:c="3"/>not</text:span></text:p>
              </text:list-item>
              <text:list-item>
                <text:p text:style-name="P8"><text:span text:style-name="T22">&gt;&gt; <text:s text:c="2"/>signed right shift</text:span></text:p>
              </text:list-item>
              <text:list-item>
                <text:p text:style-name="P8"><text:span text:style-name="T22">&gt;&gt;&gt; unsigned right shift</text:span></text:p>
              </text:list-item>
              <text:list-item>
                <text:p text:style-name="P8"><text:span text:style-name="T22">&lt;&lt; <text:s text:c="2"/>left shif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And mo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6" draw:text-style-name="P15" draw:layer="layout" svg:width="21.59cm" svg:height="12.065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= <text:s text:c="3"/>assignment</text:span></text:p>
              </text:list-item>
              <text:list-item>
                <text:p text:style-name="P8"><text:span text:style-name="T22">+=, -=, *=, /= %=</text:span></text:p>
                <text:list>
                  <text:list-item>
                    <text:p><text:span text:style-name="T22">X op= y <text:s/>==&gt; x = x op y</text:span></text:p>
                  </text:list-item>
                </text:list>
              </text:list-item>
              <text:list-item>
                <text:p text:style-name="P8"><text:span text:style-name="T22">++ <text:s text:c="3"/>increment</text:span></text:p>
                <text:list>
                  <text:list-item>
                    <text:p><text:span text:style-name="T22">X++ <text:s text:c="2"/>==&gt; x = x+1</text:span></text:p>
                  </text:list-item>
                </text:list>
              </text:list-item>
              <text:list-item>
                <text:p text:style-name="P8"><text:span text:style-name="T22">-- <text:s text:c="4"/>decrement</text:span></text:p>
                <text:list>
                  <text:list-item>
                    <text:p><text:span text:style-name="T22">X-- <text:s/>==&gt; x = x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 Simple Object</text:span></text:p>
              </text:list-header>
            </text:list>
          </draw:text-box>
        </draw:frame>
        <draw:frame presentation:style-name="pr4" draw:text-style-name="P2" draw:layer="layout" svg:width="21.59cm" svg:height="12.889cm" svg:x="1.905cm" svg:y="5.08cm" presentation:class="outline" presentation:user-transformed="true">
          <draw:text-box>
            <text:p text:style-name="P3"><text:span text:style-name="T23">point =</text:span><text:span text:style-name="T24"> { x : 100, y : 200 }</text:span><text:span text:style-name="T23">;</text:span></text:p>
            <text:p text:style-name="P3"><text:span text:style-name="T23">point.x <text:s text:c="2"/>// 100</text:span></text:p>
            <text:p text:style-name="P3"><text:span text:style-name="T23">point[‘x’] <text:s/>// 100</text:span></text:p>
            <text:p text:style-name="P3"><text:span text:style-name="T23">point.y = 300;</text:span></text:p>
            <text:p text:style-name="P3"><text:span text:style-name="T23"/></text:p>
            <text:p text:style-name="P3"><text:span text:style-name="T23">ap = </text:span><text:span text:style-name="T24">{ “x-coord” : 100, “y-coord” : 200 }</text:span><text:span text:style-name="T23">;</text:span></text:p>
            <text:p text:style-name="P3"><text:span text:style-name="T23">ap.x-coord <text:s text:c="3"/>// Error, - means subtraction</text:span></text:p>
            <text:p text:style-name="P3"><text:span text:style-name="T23">ap[“x-coord”] // 100</text:span></text:p>
            <text:p text:style-name="P3"><text:span text:style-name="T23">ap[“X-coord”] <text:s/>// undefined, (note the upper case X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rays</text:span></text:p>
              </text:list-header>
            </text:list>
          </draw:text-box>
        </draw:frame>
        <draw:frame presentation:style-name="pr4" draw:text-style-name="P2" draw:layer="layout" svg:width="21.59cm" svg:height="14.703cm" svg:x="1.905cm" svg:y="4.347cm" presentation:class="outline" presentation:user-transformed="true">
          <draw:text-box>
            <text:list text:style-name="L2">
              <text:list-header>
                <text:p><text:span text:style-name="T25">var x = [5, 3];</text:span></text:p>
                <text:p><text:span text:style-name="T25">x.length</text:span> =&gt; 2</text:p>
                <text:p><text:span text:style-name="T25">x.push(7)</text:span> ===&gt; add a new element</text:p>
                <text:p><text:span text:style-name="T25">x[20] = 9</text:span> ===&gt; 3 to 19 elements are empty</text:p>
                <text:p><text:span text:style-name="T25">delete x[1]</text:span> <text:s/>== remove one element</text:p>
                <text:p><text:span text:style-name="T25">x.splice</text:span>(beginIndex, noOfElemToRemove)</text:p>
                <text:p>typeof x ==&gt; ‘object’ <text:s/>.. not a good design</text:p>
                <text:p>x.constructor == Array</text:p>
                <text:p>concat, join, pop, reverse, slice, shift, sort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placeholder="true" presentation:user-transformed="true">
          <draw:text-box/>
        </draw:frame>
        <draw:frame presentation:style-name="pr4" draw:text-style-name="P2" draw:layer="layout" svg:width="21.59cm" svg:height="11.431cm" svg:x="1.905cm" svg:y="4.347cm" presentation:class="outline" presentation:user-transformed="true">
          <draw:text-box>
            <text:list text:style-name="L2">
              <text:list-header>
                <text:p text:style-name="P16"><text:span text:style-name="T6"/></text:p>
                <text:p text:style-name="P16"><text:span text:style-name="T26">The Cube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Cube as Array of Atoms</text:p>
          </draw:text-box>
        </draw:frame>
        <draw:frame presentation:style-name="pr8" draw:text-style-name="P18" draw:layer="layout" svg:width="21.59cm" svg:height="13.527cm" svg:x="1.905cm" svg:y="5.503cm" presentation:class="outline" presentation:user-transformed="true">
          <draw:text-box>
            <text:p text:style-name="P17"><text:span text:style-name="T27">var</text:span><text:span text:style-name="T28"> cube = [</text:span></text:p>
            <text:p text:style-name="P17"><text:span text:style-name="T28"><text:s text:c="5"/></text:span><text:span text:style-name="T29">// Corners</text:span></text:p>
            <text:p text:style-name="P17"><text:span text:style-name="T28"><text:s text:c="12"/></text:span><text:span text:style-name="T30">[0,1,2]</text:span><text:span text:style-name="T28">, </text:span><text:span text:style-name="T30">[0,1,5]</text:span><text:span text:style-name="T28">, </text:span><text:span text:style-name="T30">[0,4,2]</text:span><text:span text:style-name="T28">, </text:span><text:span text:style-name="T30">[0,4,5]</text:span><text:span text:style-name="T28">, </text:span></text:p>
            <text:p text:style-name="P17"><text:span text:style-name="T30"><text:s text:c="12"/></text:span><text:span text:style-name="T30">[3,1,2]</text:span><text:span text:style-name="T28">, </text:span><text:span text:style-name="T30">[3,1,5]</text:span><text:span text:style-name="T28">, </text:span><text:span text:style-name="T30">[3,4,2]</text:span><text:span text:style-name="T28">, </text:span><text:span text:style-name="T30">[3,4,5]</text:span><text:span text:style-name="T28">,</text:span></text:p>
            <text:p text:style-name="P17"><text:span text:style-name="T28"><text:s text:c="5"/></text:span><text:span text:style-name="T29">// middles</text:span></text:p>
            <text:p text:style-name="P17"><text:span text:style-name="T28"><text:s text:c="12"/></text:span><text:span text:style-name="T30">[0, 1]</text:span><text:span text:style-name="T28">, </text:span><text:span text:style-name="T30">[0, 2]</text:span><text:span text:style-name="T28">, </text:span><text:span text:style-name="T30">[0, 4]</text:span><text:span text:style-name="T28">, </text:span><text:span text:style-name="T30">[0, 5]</text:span><text:span text:style-name="T28">,</text:span></text:p>
            <text:p text:style-name="P17"><text:span text:style-name="T28"><text:s text:c="12"/></text:span><text:span text:style-name="T30">[3, 1]</text:span><text:span text:style-name="T28">, </text:span><text:span text:style-name="T30">[3, 2]</text:span><text:span text:style-name="T28">, </text:span><text:span text:style-name="T30">[3, 4]</text:span><text:span text:style-name="T28">, </text:span><text:span text:style-name="T30">[3, 5]</text:span><text:span text:style-name="T28">,</text:span></text:p>
            <text:p text:style-name="P17"><text:span text:style-name="T28"><text:s text:c="12"/></text:span><text:span text:style-name="T30">[1, 5]</text:span><text:span text:style-name="T28">, </text:span><text:span text:style-name="T30">[1, 2]</text:span><text:span text:style-name="T28">, </text:span><text:span text:style-name="T30">[4, 5]</text:span><text:span text:style-name="T28">, </text:span><text:span text:style-name="T30">[4, 2]</text:span><text:span text:style-name="T28">,</text:span></text:p>
            <text:p text:style-name="P17"><text:span text:style-name="T28"><text:s text:c="5"/></text:span><text:span text:style-name="T29">//centers</text:span></text:p>
            <text:p text:style-name="P17"><text:span text:style-name="T28"><text:s text:c="12"/></text:span><text:span text:style-name="T30">[0]</text:span><text:span text:style-name="T28">, </text:span><text:span text:style-name="T30">[1]</text:span><text:span text:style-name="T28">, </text:span><text:span text:style-name="T30">[2]</text:span><text:span text:style-name="T28">, </text:span><text:span text:style-name="T30">[3]</text:span><text:span text:style-name="T28">, </text:span><text:span text:style-name="T30">[4]</text:span><text:span text:style-name="T28">, </text:span><text:span text:style-name="T30">[5]</text:span></text:p>
            <text:p text:style-name="P17"><text:span text:style-name="T28">];</text:span></text:p>
            <text:p text:style-name="P17"><text:span text:style-name="T28"/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Rotation of a face</text:p>
          </draw:text-box>
        </draw:frame>
        <draw:frame presentation:style-name="pr10" draw:text-style-name="P19" draw:layer="layout" svg:width="21.59cm" svg:height="13.083cm" svg:x="1.905cm" svg:y="4.445cm" presentation:class="outline" presentation:user-transformed="true">
          <draw:text-box>
            <text:p text:style-name="P17"><text:span text:style-name="T31"/></text:p>
            <text:p text:style-name="P17"><text:span text:style-name="T32"><text:s text:c="3"/></text:span><text:span text:style-name="T32">// Use 0 to 6 to represent faces</text:span></text:p>
            <text:p text:style-name="P17"><text:span text:style-name="T33"><text:s text:c="5"/></text:span><text:span text:style-name="T34">var</text:span><text:span text:style-name="T35"> faceNames = [ </text:span><text:span text:style-name="T36">"F"</text:span><text:span text:style-name="T35">, </text:span><text:span text:style-name="T36">"U"</text:span><text:span text:style-name="T35">, </text:span><text:span text:style-name="T36">"R"</text:span><text:span text:style-name="T35">, </text:span><text:span text:style-name="T36">"B"</text:span><text:span text:style-name="T35">, </text:span><text:span text:style-name="T36">"D"</text:span><text:span text:style-name="T35">, </text:span><text:span text:style-name="T36">"L"</text:span><text:span text:style-name="T35">];</text:span></text:p>
            <text:p text:style-name="P17"><text:span text:style-name="T35"><text:s text:c="3"/></text:span><text:span text:style-name="T35">// Transformation 0</text:span><text:span text:style-name="T37">th</text:span><text:span text:style-name="T35"> Face, clockwise 90 deg</text:span></text:p>
            <text:p text:style-name="P17"><text:span text:style-name="T35"><text:s text:c="3"/></text:span><text:span text:style-name="T35">// i</text:span><text:span text:style-name="T37">th</text:span><text:span text:style-name="T35"> Face goes to c0[i] face</text:span></text:p>
            <text:p text:style-name="P17"><text:span text:style-name="T33"><text:s text:c="5"/></text:span><text:span text:style-name="T34">var</text:span><text:span text:style-name="T35"> c0 = [0, 2, 4, 3, 5, 1]; </text:span></text:p>
            <text:p text:style-name="P17"><text:span text:style-name="T35"><text:s text:c="3"/></text:span><text:span text:style-name="T35">Face 0 → Face 0</text:span></text:p>
            <text:p text:style-name="P17"><text:span text:style-name="T35"><text:s text:c="3"/></text:span><text:span text:style-name="T35">Face 1 → Face 2</text:span></text:p>
            <text:p text:style-name="P17"><text:span text:style-name="T35"><text:s text:c="3"/></text:span><text:span text:style-name="T35">Face 2 → Face 4</text:span></text:p>
            <text:p text:style-name="P17"><text:span text:style-name="T35"><text:s text:c="3"/></text:span><text:span text:style-name="T35">Face 3 → Face 3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All Rotations</text:p>
          </draw:text-box>
        </draw:frame>
        <draw:frame presentation:style-name="pr8" draw:text-style-name="P18" draw:layer="layout" svg:width="21.59cm" svg:height="14.458cm" svg:x="1.905cm" svg:y="4.445cm" presentation:class="outline" presentation:user-transformed="true">
          <draw:text-box>
            <text:p text:style-name="P17"><text:span text:style-name="T27">var</text:span><text:span text:style-name="T28"> </text:span><text:span text:style-name="T30">transformations</text:span><text:span text:style-name="T28"> = {</text:span></text:p>
            <text:p text:style-name="P17"><text:span text:style-name="T29">// face/layer : [ transformation-for-clockwise, for-twice, for-anti-clockwise ]</text:span><text:span text:style-name="T29"><text:tab/></text:span></text:p>
            <text:p text:style-name="P17"><text:span text:style-name="T38"><text:s text:c="2"/></text:span><text:span text:style-name="T38">F</text:span><text:span text:style-name="T28"> : [c0, t0, a0], <text:s text:c="2"/>//</text:span><text:span text:style-name="T35">c0 = [0, 2, 4, 3, 5, 1]</text:span></text:p>
            <text:p text:style-name="P17"><text:span text:style-name="T38"><text:s text:c="2"/></text:span><text:span text:style-name="T38">U</text:span><text:span text:style-name="T28"> : [c1, t1, a1],</text:span></text:p>
            <text:p text:style-name="P17"><text:span text:style-name="T38"><text:s text:c="2"/></text:span><text:span text:style-name="T38">R</text:span><text:span text:style-name="T28"> : [c2, t2, a2],</text:span></text:p>
            <text:p text:style-name="P17"><text:span text:style-name="T38"><text:s text:c="2"/></text:span><text:span text:style-name="T38">B</text:span><text:span text:style-name="T28"> : [c3, t3, a3],</text:span></text:p>
            <text:p text:style-name="P17"><text:span text:style-name="T38"><text:s text:c="2"/></text:span><text:span text:style-name="T38">D</text:span><text:span text:style-name="T28"> : [c4, t4, a4],</text:span></text:p>
            <text:p text:style-name="P17"><text:span text:style-name="T38"><text:s text:c="2"/></text:span><text:span text:style-name="T38">L</text:span><text:span text:style-name="T28"> : [c5, t5, a5],</text:span></text:p>
            <text:p text:style-name="P17"><text:span text:style-name="T38"><text:s text:c="2"/></text:span><text:span text:style-name="T38">H</text:span><text:span text:style-name="T28"> : [c4, t4, a4], <text:s text:c="2"/></text:span><text:span text:style-name="T29">// same as D</text:span></text:p>
            <text:p text:style-name="P17"><text:span text:style-name="T38"><text:s text:c="2"/></text:span><text:span text:style-name="T38">V</text:span><text:span text:style-name="T28"> : [c2, t2, a2], <text:s text:c="2"/></text:span><text:span text:style-name="T29">// same as R</text:span></text:p>
            <text:p text:style-name="P17"><text:span text:style-name="T38"><text:s text:c="2"/></text:span><text:span text:style-name="T38">S</text:span><text:span text:style-name="T28"> : [c0, t0, a0] <text:s text:c="3"/></text:span><text:span text:style-name="T29">// same as F</text:span></text:p>
            <text:p text:style-name="P17"><text:span text:style-name="T28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unction Variabl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s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1">
              <text:list-header>
                <text:p text:style-name="P12"><text:span text:style-name="T40">function</text:span><text:span text:style-name="T41"> add(x, y) {</text:span></text:p>
                <text:p text:style-name="P12"><text:span text:style-name="T41"><text:s text:c="4"/></text:span><text:span text:style-name="T41">return x+y</text:span></text:p>
                <text:p text:style-name="P12"><text:span text:style-name="T41">}</text:span></text:p>
              </text:list-header>
            </text:list>
            <text:list text:style-name="L3">
              <text:list-header>
                <text:p text:style-name="P12"><text:span text:style-name="T41">sum = add</text:span><text:span text:style-name="T40">(4,5)</text:span></text:p>
              </text:list-header>
              <text:list-item>
                <text:p text:style-name="P12"><text:span text:style-name="T40">myAdd = add</text:span></text:p>
              </text:list-item>
            </text:list>
            <text:list text:style-name="L1">
              <text:list-header>
                <text:p text:style-name="P12"><text:span text:style-name="T41">sum1 = </text:span><text:span text:style-name="T42">myAdd</text:span><text:span text:style-name="T41">(4, 5)</text:span></text:p>
                <text:p text:style-name="P12"><text:span text:style-name="T4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nction Var Assignmen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44">myAdd = function </text:span><text:span text:style-name="T45">add</text:span><text:span text:style-name="T44">(x, y) {</text:span></text:p>
                <text:p text:style-name="P12"><text:span text:style-name="T44"><text:s text:c="4"/></text:span><text:span text:style-name="T44">return x+y</text:span></text:p>
                <text:p text:style-name="P12"><text:span text:style-name="T44">}</text:span></text:p>
                <text:p text:style-name="P12"><text:span text:style-name="T43">sum1 =</text:span><text:span text:style-name="T46"> </text:span><text:span text:style-name="T45">myAdd</text:span><text:span text:style-name="T47">(4, 5)</text:span></text:p>
                <text:p text:style-name="P12"><text:span text:style-name="T43">sum2 =</text:span><text:span text:style-name="T46"> add</text:span><text:span text:style-name="T43">(4, 5)</text:span><text:span text:style-name="T44"> <text:s text:c="2"/></text:span></text:p>
              </text:list-header>
            </text:list>
            <text:list text:style-name="L3">
              <text:list-header>
                <text:p text:style-name="P12"><text:span text:style-name="T45">ReferenceError: add is not defined</text:span></text:p>
              </text:list-header>
            </text:list>
            <text:list text:style-name="L13">
              <text:list-header>
                <text:p text:style-name="P13"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44">myAdd = function</text:span><text:span text:style-name="T48"> </text:span><text:span text:style-name="T44">(x, y) {</text:span></text:p>
                <text:p text:style-name="P12"><text:span text:style-name="T44"><text:s text:c="4"/></text:span><text:span text:style-name="T44">return x+y</text:span></text:p>
                <text:p text:style-name="P12"><text:span text:style-name="T44">}</text:span></text:p>
                <text:p text:style-name="P12"><text:span text:style-name="T43">sum1 =</text:span><text:span text:style-name="T46"> myAdd</text:span><text:span text:style-name="T49">(4, 5)</text:span></text:p>
              </text:list-header>
            </text:list>
            <text:list text:style-name="L11">
              <text:list-header>
                <text:p text:style-name="P12"><text:span text:style-name="T4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nonymous Function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4">
              <text:list-header>
                <text:p text:style-name="P12"><text:span text:style-name="T50">sum =</text:span><text:span text:style-name="T14"> </text:span><text:span text:style-name="T51">function (x, y) {</text:span></text:p>
              </text:list-header>
            </text:list>
            <text:list text:style-name="L15">
              <text:list-header>
                <text:p text:style-name="P12"><text:span text:style-name="T51"><text:s text:c="15"/></text:span><text:span text:style-name="T51">return x+y</text:span></text:p>
                <text:p text:style-name="P12"><text:span text:style-name="T51"><text:s text:c="11"/></text:span><text:span text:style-name="T51">}</text:span><text:span text:style-name="T14"> </text:span><text:span text:style-name="T52">(</text:span><text:span text:style-name="T14">4,5</text:span><text:span text:style-name="T52">)</text:span></text:p>
              </text:list-header>
            </text:list>
            <text:p text:style-name="P12"><text:span text:style-name="T50">sum =</text:span><text:span text:style-name="T52"> (</text:span><text:span text:style-name="T53">function (x, y) {</text:span></text:p>
            <text:p text:style-name="P12"><text:span text:style-name="T53"><text:s text:c="15"/></text:span><text:span text:style-name="T53">return x+y</text:span></text:p>
            <text:p text:style-name="P12"><text:span text:style-name="T53"><text:s text:c="11"/></text:span><text:span text:style-name="T53">}</text:span><text:span text:style-name="T54">)</text:span><text:span text:style-name="T14"> </text:span><text:span text:style-name="T52">(</text:span><text:span text:style-name="T53">4,5</text:span><text:span text:style-name="T52">)</text:span></text:p>
            <text:list text:style-name="L3">
              <text:list-header>
                <text:p text:style-name="P12"><text:span text:style-name="T5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rgumen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guments</text:span></text:p>
              </text:list-header>
            </text:list>
          </draw:text-box>
        </draw:frame>
        <draw:frame presentation:style-name="pr4" draw:text-style-name="P21" draw:layer="layout" svg:width="21.59cm" svg:height="11.431cm" svg:x="1.905cm" svg:y="5.714cm" presentation:class="outline" presentation:user-transformed="true">
          <draw:text-box>
            <text:list text:style-name="L11">
              <text:list-header>
                <text:p text:style-name="P20"><text:span text:style-name="T55">function add( <text:s/>) {</text:span></text:p>
                <text:p text:style-name="P20"><text:span text:style-name="T55"><text:s text:c="4"/></text:span><text:span text:style-name="T55">var sum = 0</text:span></text:p>
                <text:p text:style-name="P20"><text:span text:style-name="T55"><text:s text:c="4"/></text:span><text:span text:style-name="T55">for( var i = 0; i &lt; </text:span><text:span text:style-name="T56">arguments.length</text:span><text:span text:style-name="T55">; i++) {</text:span></text:p>
                <text:p text:style-name="P20"><text:span text:style-name="T55"><text:s text:c="8"/></text:span><text:span text:style-name="T55">sum += </text:span><text:span text:style-name="T56">arguments[i]</text:span></text:p>
                <text:p text:style-name="P20"><text:span text:style-name="T55"><text:s text:c="4"/></text:span><text:span text:style-name="T55">}</text:span></text:p>
                <text:p text:style-name="P20"><text:span text:style-name="T55"><text:s text:c="4"/></text:span><text:span text:style-name="T55">return sum</text:span></text:p>
                <text:p text:style-name="P20"><text:span text:style-name="T55">}</text:span></text:p>
              </text:list-header>
            </text:list>
            <text:list text:style-name="L1">
              <text:list-header>
                <text:p text:style-name="P20"><text:span text:style-name="T55">add(</text:span><text:span text:style-name="T56">4, 5</text:span><text:span text:style-name="T55">) <text:s/>=&gt; 9</text:span></text:p>
              </text:list-header>
            </text:list>
            <text:list text:style-name="L11">
              <text:list-header>
                <text:p text:style-name="P20"><text:span text:style-name="T55">add(</text:span><text:span text:style-name="T56">4,5,3</text:span><text:span text:style-name="T55">) =&gt; 12</text:span></text:p>
                <text:p text:style-name="P20"><text:span text:style-name="T55">add</text:span><text:span text:style-name="T56">()</text:span><text:span text:style-name="T55"> =&gt; 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Functional Programming</text:p>
          </draw:text-box>
        </draw:frame>
        <draw:frame presentation:style-name="Default-outline1" draw:layer="layout" svg:width="21.59cm" svg:height="14.341cm" svg:x="1.905cm" svg:y="4.781cm" presentation:class="outline" presentation:user-transformed="true">
          <draw:text-box>
            <text:list text:style-name="L2">
              <text:list-item>
                <text:p><text:span text:style-name="T57">Function as a first class object</text:span></text:p>
                <text:list>
                  <text:list-item>
                    <text:p><text:span text:style-name="T58">Assign to variables</text:span></text:p>
                  </text:list-item>
                  <text:list-item>
                    <text:p><text:span text:style-name="T58">Pass to other functions</text:span></text:p>
                  </text:list-item>
                </text:list>
              </text:list-item>
              <text:list-item>
                <text:p><text:span text:style-name="T57">Avoid State change, mutability, side effects</text:span></text:p>
              </text:list-item>
              <text:list-item>
                <text:p><text:span text:style-name="T57">Prefer recursion over loop</text:span></text:p>
              </text:list-item>
              <text:list-item>
                <text:p><text:span text:style-name="T57">Higher Order Functions</text:span></text:p>
                <text:list>
                  <text:list-item>
                    <text:p><text:span text:style-name="T58">ForEach (function, collection)</text:span></text:p>
                  </text:list-item>
                  <text:list-item>
                    <text:p><text:span text:style-name="T58">Map (function, collection)</text:span></text:p>
                  </text:list-item>
                  <text:list-item>
                    <text:p><text:span text:style-name="T58">Filter (function, collection)</text:span></text:p>
                  </text:list-item>
                  <text:list-item>
                    <text:p><text:span text:style-name="T58">Reduce (function, accumulator, collections)</text:span></text:p>
                  </text:list-item>
                  <text:list-item>
                    <text:p><text:span text:style-name="T58">Curry (function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Movement of One Atom</text:p>
          </draw:text-box>
        </draw:frame>
        <draw:frame presentation:style-name="pr8" draw:layer="layout" svg:width="21.59cm" svg:height="12.109cm" svg:x="1.905cm" svg:y="5.503cm" presentation:class="outline" presentation:user-transformed="true">
          <draw:text-box>
            <text:list text:style-name="L2">
              <text:list-item>
                <text:p><text:span text:style-name="T59">Array method: forEach(callback)</text:span></text:p>
              </text:list-item>
              <text:list-item>
                <text:p><text:span text:style-name="T59">Call back is function (value, index, array)</text:span></text:p>
              </text:list-item>
            </text:list>
            <text:p text:style-name="P17"><text:span text:style-name="T60">function transform ( arr, trans) {</text:span></text:p>
            <text:p text:style-name="P17"><text:span text:style-name="T61"><text:s text:c="4"/></text:span><text:span text:style-name="T61">arr.forEach( </text:span><text:span text:style-name="T62">function(element, index) {</text:span></text:p>
            <text:p text:style-name="P17"><text:span text:style-name="T62"><text:s text:c="8"/></text:span><text:span text:style-name="T62">arr[index] = trans (element) ;</text:span></text:p>
            <text:p text:style-name="P17"><text:span text:style-name="T62"><text:s text:c="4"/></text:span><text:span text:style-name="T62">}</text:span><text:span text:style-name="T61">);</text:span></text:p>
            <text:p text:style-name="P17"><text:span text:style-name="T60">};</text:span></text:p>
            <text:p text:style-name="P17"><text:span text:style-name="T60">transform( [0, 1, 2], function(side) {</text:span></text:p>
            <text:p text:style-name="P17"><text:span text:style-name="T60"><text:s text:c="4"/></text:span><text:span text:style-name="T60">return c0[side] <text:s/></text:span><text:span text:style-name="T63">//</text:span><text:span text:style-name="T64">c0 = [0, 2, 4, 3, 5, 1];</text:span></text:p>
            <text:p text:style-name="P17"><text:span text:style-name="T60">}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Movement of One Face</text:p>
          </draw:text-box>
        </draw:frame>
        <draw:frame presentation:style-name="pr8" draw:text-style-name="P22" draw:layer="layout" svg:width="21.59cm" svg:height="14.604cm" svg:x="1.905cm" svg:y="4.446cm" presentation:class="outline" presentation:user-transformed="true">
          <draw:text-box>
            <text:p text:style-name="P17"><text:span text:style-name="T65">function</text:span><text:span text:style-name="T66"> rotateFace ( face, faceTrans ) { <text:s/>// 0, </text:span><text:span text:style-name="T64"><text:s/></text:span><text:span text:style-name="T67">[0, 2, 4, 3, 5, 1]</text:span></text:p>
            <text:p text:style-name="P17"><text:span text:style-name="T66"><text:s text:c="4"/></text:span><text:span text:style-name="T65">return</text:span><text:span text:style-name="T66"> transform ( a</text:span><text:span text:style-name="T68">tomsOfCube</text:span><text:span text:style-name="T66">,</text:span></text:p>
            <text:p text:style-name="P17"><text:span text:style-name="T66"><text:s text:c="8"/></text:span><text:span text:style-name="T65">function</text:span><text:span text:style-name="T66">( atom ) { <text:s/></text:span><text:span text:style-name="T69">// function that is applied for each atom</text:span></text:p>
            <text:p text:style-name="P17"><text:span text:style-name="T66"><text:s text:c="4"/></text:span><text:span text:style-name="T66"><text:tab/></text:span><text:span text:style-name="T66"> <text:s text:c="3"/></text:span><text:span text:style-name="T69">// check if this atom is affected</text:span></text:p>
            <text:p text:style-name="P17"><text:span text:style-name="T66"><text:s text:c="12"/></text:span><text:span text:style-name="T65">if</text:span><text:span text:style-name="T66"> ( has (atom, face )) </text:span></text:p>
            <text:p text:style-name="P17"><text:span text:style-name="T66"><text:s text:c="16"/></text:span><text:span text:style-name="T65">return</text:span><text:span text:style-name="T66"> transform ( atom, <text:s/></text:span></text:p>
            <text:p text:style-name="P17"><text:span text:style-name="T66"><text:s text:c="12"/></text:span><text:span text:style-name="T66"><text:tab/></text:span><text:span text:style-name="T65">function</text:span><text:span text:style-name="T66"> ( side ) { </text:span><text:span text:style-name="T69">// applied to each face of atom</text:span></text:p>
            <text:p text:style-name="P17"><text:span text:style-name="T66"><text:s text:c="4"/></text:span><text:span text:style-name="T66"><text:tab/></text:span><text:span text:style-name="T66"> <text:s text:c="9"/></text:span><text:span text:style-name="T66"><text:tab/></text:span><text:span text:style-name="T66"> <text:s text:c="3"/></text:span><text:span text:style-name="T65">return</text:span><text:span text:style-name="T66"> faceTrans[side];</text:span></text:p>
            <text:p text:style-name="P17"><text:span text:style-name="T70"><text:s text:c="4"/></text:span><text:span text:style-name="T70"><text:tab/></text:span><text:span text:style-name="T70"> <text:s text:c="3"/></text:span><text:span text:style-name="T70"><text:tab/></text:span><text:span text:style-name="T70">}</text:span></text:p>
            <text:p text:style-name="P17"><text:span text:style-name="T70"><text:s text:c="4"/></text:span><text:span text:style-name="T70"><text:tab/></text:span><text:span text:style-name="T70"> <text:s text:c="7"/></text:span><text:span text:style-name="T70">);</text:span></text:p>
            <text:p text:style-name="P17"><text:span text:style-name="T66"><text:s text:c="12"/></text:span><text:span text:style-name="T65">else</text:span></text:p>
            <text:p text:style-name="P17"><text:span text:style-name="T66"><text:s text:c="16"/></text:span><text:span text:style-name="T65">return</text:span><text:span text:style-name="T66"> atom;</text:span></text:p>
            <text:p text:style-name="P17"><text:span text:style-name="T70"><text:s text:c="8"/></text:span><text:span text:style-name="T70">}</text:span></text:p>
            <text:p text:style-name="P17"><text:span text:style-name="T70"><text:s text:c="4"/></text:span><text:span text:style-name="T70">);</text:span></text:p>
            <text:p text:style-name="P17"><text:span text:style-name="T70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cope of a Variabl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3"><text:span text:style-name="T9">function f() { <text:s/></text:span></text:p>
                <text:p text:style-name="P23"><text:span text:style-name="T9"><text:s text:c="3"/></text:span><text:span text:style-name="T71">a = 6 <text:s/>// “a” is a global variable</text:span></text:p>
                <text:p text:style-name="P23"><text:span text:style-name="T9">}</text:span></text:p>
                <text:p text:style-name="P23"><text:span text:style-name="T9"/></text:p>
              </text:list-header>
              <text:list-item>
                <text:p text:style-name="P23"><text:span text:style-name="T9">a = 5</text:span></text:p>
                <text:p text:style-name="P23"><text:span text:style-name="T9"/></text:p>
              </text:list-item>
              <text:list-item>
                <text:p text:style-name="P23"><text:span text:style-name="T9">f()</text:span></text:p>
                <text:p text:style-name="P23"><text:span text:style-name="T72">// a is 6 now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24"><text:span text:style-name="T73">function f() { <text:s/></text:span></text:p>
                <text:p text:style-name="P24"><text:span text:style-name="T73"><text:s text:c="3"/></text:span><text:span text:style-name="T74">var a = 6 <text:s text:c="2"/>// “a” is a local variable</text:span></text:p>
                <text:p text:style-name="P24"><text:span text:style-name="T73"><text:s text:c="3"/></text:span><text:span text:style-name="T23">alert("After assignment : a = " + a)</text:span></text:p>
                <text:p text:style-name="P24"><text:span text:style-name="T73">}</text:span></text:p>
                <text:p text:style-name="P24"><text:span text:style-name="T73">a = 5</text:span></text:p>
                <text:p text:style-name="P24"><text:span text:style-name="T23">alert("Before Calling function: a = " + a)</text:span></text:p>
                <text:p text:style-name="P24"><text:span text:style-name="T73">f()</text:span></text:p>
                <text:p text:style-name="P24"><text:span text:style-name="T23">alert("After Calling function: a = " + a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2.799cm" svg:x="1.905cm" svg:y="5.503cm" presentation:class="outline" presentation:user-transformed="true">
          <draw:text-box>
            <text:list text:style-name="L4">
              <text:list-header>
                <text:p text:style-name="P20"><text:span text:style-name="T75">function f() {</text:span></text:p>
                <text:p text:style-name="P20"><text:span text:style-name="T75"><text:s text:c="3"/></text:span><text:span text:style-name="T75">a = 6</text:span></text:p>
                <text:p text:style-name="P20"><text:span text:style-name="T75"><text:s text:c="3"/>…</text:span><text:span text:style-name="T75">.</text:span></text:p>
                <text:p text:style-name="P5"><text:span text:style-name="T75"><text:s text:c="3"/></text:span><text:span text:style-name="T74">var a = 7 <text:s text:c="2"/>// makes “a” a local variable!</text:span></text:p>
              </text:list-header>
              <text:list-item>
                <text:p text:style-name="P5"><text:span text:style-name="T74"><text:s text:c="3"/></text:span><text:span text:style-name="T74">// declaration is hoisted but not the initializer!</text:span></text:p>
                <text:p text:style-name="P20"><text:span text:style-name="T75">}</text:span></text:p>
                <text:p text:style-name="P20"><text:span text:style-name="T75">a = 5</text:span></text:p>
                <text:p text:style-name="P20"><text:span text:style-name="T76"/></text:p>
                <text:p text:style-name="P20"><text:span text:style-name="T75">f()</text:span></text:p>
                <text:p text:style-name="P20"><text:span text:style-name="T76"/></text:p>
              </text:list-item>
              <text:list-item>
                <text:p text:style-name="P20"><text:span text:style-name="T75">// a is still 5</text:span><text:span text:style-name="T76"> 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30" presentation:class="page"/>
          <draw:frame presentation:style-name="pr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 (ES 6)</text:span></text:p>
              </text:list-header>
            </text:list>
          </draw:text-box>
        </draw:frame>
        <draw:frame presentation:style-name="pr4" draw:text-style-name="P2" draw:layer="layout" svg:width="21.59cm" svg:height="13.547cm" svg:x="1.905cm" svg:y="5.503cm" presentation:class="outline" presentation:user-transformed="true">
          <draw:text-box>
            <text:list text:style-name="L4">
              <text:list-header>
                <text:p text:style-name="P23"><text:span text:style-name="T9">function f() { <text:s/></text:span></text:p>
                <text:p text:style-name="P23"><text:span text:style-name="T9"><text:s text:c="3"/></text:span><text:span text:style-name="T11">var a = 7; <text:s text:c="2"/>// local to function f</text:span></text:p>
              </text:list-header>
              <text:list-item>
                <text:p text:style-name="P23"><text:span text:style-name="T11"/></text:p>
              </text:list-item>
              <text:list-item>
                <text:p text:style-name="P23"><text:span text:style-name="T11"><text:s text:c="3"/></text:span><text:span text:style-name="T11">If ( a &gt; 5) {</text:span></text:p>
              </text:list-item>
              <text:list-item>
                <text:p text:style-name="P23"><text:span text:style-name="T71"><text:s text:c="7"/></text:span><text:span text:style-name="T11">var b = 9; <text:s/>// Visible anywhere in the function</text:span></text:p>
              </text:list-item>
              <text:list-item>
                <text:p text:style-name="P23"><text:span text:style-name="T71"><text:s text:c="7"/></text:span><text:span text:style-name="T71">let c = 1; <text:s text:c="2"/>// local to this IF block</text:span></text:p>
              </text:list-item>
              <text:list-item>
                <text:p text:style-name="P23"><text:span text:style-name="T71"><text:s text:c="7"/></text:span><text:span text:style-name="T71">const pi = 3.14; // constant and local to IF block </text:span></text:p>
              </text:list-item>
              <text:list-item>
                <text:p text:style-name="P23"><text:span text:style-name="T71"><text:s text:c="3"/></text:span><text:span text:style-name="T71">}</text:span></text:p>
                <text:p text:style-name="P23"><text:span text:style-name="T9">}</text:span></text:p>
                <text:p text:style-name="P23"><text:span text:style-name="T9"/></text:p>
              </text:list-item>
              <text:list-item>
                <text:p text:style-name="P2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429cm" svg:x="1.805cm" svg:y="5.503cm" presentation:class="outline" presentation:user-transformed="true">
          <draw:text-box>
            <text:list text:style-name="L4">
              <text:list-header>
                <text:p text:style-name="P20"><text:span text:style-name="T77">You can only leave out ;</text:span></text:p>
                <text:list>
                  <text:list-item>
                    <text:p><text:span text:style-name="T78">Before }</text:span></text:p>
                    <text:list>
                      <text:list-header>
                        <text:p><text:span text:style-name="T78">A = 6 <text:s/>} </text:span></text:p>
                      </text:list-header>
                    </text:list>
                  </text:list-item>
                  <text:list-item>
                    <text:p><text:span text:style-name="T78">After new line(s)</text:span></text:p>
                    <text:list>
                      <text:list-header>
                        <text:p><text:span text:style-name="T78">A = 6</text:span></text:p>
                        <text:p><text:span text:style-name="T78">}</text:span></text:p>
                      </text:list-header>
                    </text:list>
                  </text:list-item>
                  <text:list-item>
                    <text:p><text:span text:style-name="T78">End of the program</text:span></text:p>
                  </text:list-item>
                </text:list>
              </text:list-header>
              <text:list-item>
                <text:p><text:span text:style-name="T78">Cannot leave ; within ‘for’ header</text:span></text:p>
                <text:list>
                  <text:list-item>
                    <text:p><text:span text:style-name="T79">for (var i=0; i &lt; 7</text:span><text:span text:style-name="T75"> </text:span><text:span text:style-name="T78"><text:s text:c="8"/>.. NO ; inserted here</text:span></text:p>
                    <text:list>
                      <text:list-header>
                        <text:p><text:span text:style-name="T79">i++) {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32" presentation:class="page"/>
          <draw:frame presentation:style-name="pr11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618cm" svg:x="1.905cm" svg:y="5.317cm" presentation:class="outline" presentation:user-transformed="true">
          <draw:text-box>
            <text:list text:style-name="L4">
              <text:list-item>
                <text:p text:style-name="P20"><text:span text:style-name="T80">Inserted only if next token cannot be parsed</text:span></text:p>
                <text:list>
                  <text:list-header>
                    <text:p><text:span text:style-name="T77">A = 6 <text:s text:c="6"/></text:span><text:span text:style-name="T80">(; is</text:span><text:span text:style-name="T77"> inserted</text:span><text:span text:style-name="T80"> automatically)</text:span></text:p>
                    <text:p><text:span text:style-name="T77">X = 5</text:span></text:p>
                  </text:list-header>
                </text:list>
              </text:list-item>
              <text:list-item>
                <text:p><text:span text:style-name="T80">What if next line seems to be continuation?</text:span></text:p>
              </text:list-item>
            </text:list>
            <text:list text:style-name="L2">
              <text:list-item>
                <text:list>
                  <text:list-header>
                    <text:p><text:span text:style-name="T77">A = b <text:s text:c="5"/></text:span><text:span text:style-name="T80">(; is</text:span><text:span text:style-name="T77"> NOT inserted</text:span><text:span text:style-name="T80"> automatically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77">(</text:span><text:span text:style-name="T80">add(3,4),......)</text:span></text:p>
                  </text:list-header>
                  <text:list-item>
                    <text:p><text:span text:style-name="T80">So problem starting chars are</text:span></text:p>
                    <text:list>
                      <text:list-header>
                        <text:p><text:span text:style-name="T80">( [ + - /</text:span></text:p>
                      </text:list-header>
                    </text:list>
                  </text:list-item>
                  <text:list-item>
                    <text:p><text:span text:style-name="T80">Statements before such chars must have ; 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78"/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33" presentation:class="page"/>
          <draw:frame presentation:style-name="pr11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ilding Custom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ding Custom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5"><text:span text:style-name="T7">frontColor = { } <text:s text:c="2"/>// create empty object</text:span></text:p>
                <text:p text:style-name="P25"><text:span text:style-name="T7">frontColor.</text:span><text:span text:style-name="T8">red = 255</text:span></text:p>
                <text:p text:style-name="P25"><text:span text:style-name="T7">frontColor.blue = 0</text:span></text:p>
                <text:p text:style-name="P25"><text:span text:style-name="T7">frontColor.green = 128</text:span></text:p>
                <text:p text:style-name="P25"><text:span text:style-name="T7"/></text:p>
                <text:p text:style-name="P25"><text:span text:style-name="T7">redComponent = frontColor.</text:span><text:span text:style-name="T8">red</text:span></text:p>
                <text:p text:style-name="P25"><text:span text:style-name="T81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5"><text:span text:style-name="T73">function Color ( r, g, b ) {</text:span></text:p>
                <text:p text:style-name="P5"><text:span text:style-name="T73"><text:s text:c="4"/></text:span><text:span text:style-name="T74">this</text:span><text:span text:style-name="T73">.red = r</text:span></text:p>
                <text:p text:style-name="P5"><text:span text:style-name="T73"><text:s text:c="4"/></text:span><text:span text:style-name="T73">this.green = g;</text:span></text:p>
                <text:p text:style-name="P5"><text:span text:style-name="T73"><text:s text:c="4"/></text:span><text:span text:style-name="T73">this.blue = b</text:span></text:p>
                <text:p text:style-name="P5"><text:span text:style-name="T73">}</text:span></text:p>
                <text:p text:style-name="P5"><text:span text:style-name="T73"/></text:p>
                <text:p text:style-name="P5"><text:span text:style-name="T73">red = </text:span><text:span text:style-name="T74">new Color</text:span><text:span text:style-name="T73">(255, 0, 0)</text:span></text:p>
                <text:p text:style-name="P5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12" draw:text-style-name="P2" draw:layer="layout" svg:width="21.59cm" svg:height="13.135cm" svg:x="1.905cm" svg:y="4.867cm" presentation:class="outline" presentation:user-transformed="true">
          <draw:text-box>
            <text:list text:style-name="L4">
              <text:list-header>
                <text:p text:style-name="P5"><text:span text:style-name="T73">function Color ( r, g, b ) {</text:span></text:p>
                <text:p text:style-name="P5"><text:span text:style-name="T73"><text:s text:c="4"/></text:span><text:span text:style-name="T73">this.red = r</text:span></text:p>
                <text:p text:style-name="P5"><text:span text:style-name="T73"><text:s text:c="4"/></text:span><text:span text:style-name="T73">this.green = g;</text:span></text:p>
                <text:p text:style-name="P5"><text:span text:style-name="T73"><text:s text:c="4"/></text:span><text:span text:style-name="T73">this.blue = b</text:span></text:p>
                <text:p text:style-name="P5"><text:span text:style-name="T73">}</text:span></text:p>
                <text:p text:style-name="P5"><text:span text:style-name="T73">myColor = </text:span><text:span text:style-name="T74">{ <text:s/>}</text:span></text:p>
                <text:p text:style-name="P5"><text:span text:style-name="T73">myColor.</text:span><text:span text:style-name="T74">red</text:span><text:span text:style-name="T73"> <text:s text:c="3"/>// undefined</text:span></text:p>
                <text:p text:style-name="P5"><text:span text:style-name="T73">Color.</text:span><text:span text:style-name="T74">apply</text:span><text:span text:style-name="T73">( <text:s/></text:span><text:span text:style-name="T74">myColor</text:span><text:span text:style-name="T73">, [255, 65, 127] <text:s/>)</text:span></text:p>
              </text:list-header>
            </text:list>
            <text:p text:style-name="P5"><text:span text:style-name="T73">Color.</text:span><text:span text:style-name="T74">call</text:span><text:span text:style-name="T73">( <text:s/></text:span><text:span text:style-name="T74">myColor</text:span><text:span text:style-name="T73">, 255, 65, 127 )</text:span></text:p>
            <text:list text:continue-numbering="true" text:style-name="L4">
              <text:list-header>
                <text:p text:style-name="P5"><text:span text:style-name="T73">myColor.red <text:s text:c="2"/>// 255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d Usage of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ad Usage of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5"><text:span text:style-name="T5">function Color ( r, g, b ) {</text:span></text:p>
                <text:p text:style-name="P25"><text:span text:style-name="T5"><text:s text:c="4"/></text:span><text:span text:style-name="T5">this.red = r</text:span></text:p>
                <text:p text:style-name="P25"><text:span text:style-name="T5"><text:s text:c="4"/></text:span><text:span text:style-name="T5">this.green = g</text:span></text:p>
                <text:p text:style-name="P25"><text:span text:style-name="T5"><text:s text:c="4"/></text:span><text:span text:style-name="T5">this.blue = b</text:span></text:p>
                <text:p text:style-name="P25"><text:span text:style-name="T5">}</text:span></text:p>
              </text:list-header>
            </text:list>
            <text:list text:style-name="L3">
              <text:list-header>
                <text:p text:style-name="P25"><text:span text:style-name="T82">Color</text:span><text:span text:style-name="T5">(255, 127, 65)</text:span></text:p>
              </text:list-header>
            </text:list>
            <text:list text:style-name="L4">
              <text:list-header>
                <text:p text:style-name="P25"><text:span text:style-name="T5">this.red // 255.. but what is “this” here?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647cm" svg:x="1.905cm" svg:y="1.457cm" presentation:class="title" presentation:user-transformed="true">
          <draw:text-box>
            <text:list text:style-name="L6">
              <text:list-header>
                <text:p text:style-name="P1"><text:span text:style-name="T83">Immutable Object Using Constructor</text:span></text:p>
              </text:list-header>
            </text:list>
          </draw:text-box>
        </draw:frame>
        <draw:frame presentation:style-name="pr12" draw:text-style-name="P2" draw:layer="layout" svg:width="21.59cm" svg:height="12.439cm" svg:x="1.905cm" svg:y="4.867cm" presentation:class="outline" presentation:user-transformed="true">
          <draw:text-box>
            <text:list text:style-name="L4">
              <text:list-header>
                <text:p text:style-name="P23"><text:span text:style-name="T75">function Color ( r, g, b ) {</text:span></text:p>
              </text:list-header>
            </text:list>
            <text:list text:style-name="L3">
              <text:list-header>
                <text:p text:style-name="P23"><text:span text:style-name="T84"><text:s text:c="8"/></text:span><text:span text:style-name="T84">this.getRed = function( ) { return r };</text:span></text:p>
              </text:list-header>
            </text:list>
            <text:list text:style-name="L4">
              <text:list-header>
                <text:p text:style-name="P23"><text:span text:style-name="T75"><text:s text:c="8"/></text:span><text:span text:style-name="T75">this.getGreen = function() { return g };</text:span></text:p>
                <text:p text:style-name="P23"><text:span text:style-name="T75"><text:s text:c="8"/></text:span><text:span text:style-name="T75">this.getBlue = function() { return b };</text:span></text:p>
                <text:p text:style-name="P23"><text:span text:style-name="T75">}</text:span></text:p>
              </text:list-header>
            </text:list>
            <text:list text:style-name="L3">
              <text:list-header>
                <text:p text:style-name="P23"><text:span text:style-name="T84">red = new Color</text:span><text:span text:style-name="T75">(255, 0, 0)</text:span></text:p>
              </text:list-header>
            </text:list>
            <text:list text:style-name="L4">
              <text:list-header>
                <text:p text:style-name="P23"><text:span text:style-name="T75">red.</text:span><text:span text:style-name="T84">getRed( )</text:span><text:span text:style-name="T75"> // 255</text:span></text:p>
                <text:p text:style-name="P23"><text:span text:style-name="T85">??</text:span><text:span text:style-name="T75"> red.r = 128 // creates a new property r </text:span></text:p>
                <text:p text:style-name="P23"><text:span text:style-name="T75">red.getRed() <text:s/>// 255!</text:span></text:p>
              </text:list-header>
            </text:list>
            <text:list text:style-name="L5">
              <text:list-header>
                <text:p text:style-name="P26"><text:span text:style-name="T7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losur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86">Closu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Closure is an object having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5">Function</text:span></text:p>
                  </text:list-item>
                  <text:list-item>
                    <text:p text:style-name="P27"><text:span text:style-name="T5">Environment when function was created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6"><text:span text:style-name="T5">Local Variables of outer function</text:span></text:p>
                      </text:list-item>
                      <text:list-item>
                        <text:p text:style-name="P26"><text:span text:style-name="T5">Local functions declared in outer function</text:span></text:p>
                      </text:list-item>
                      <text:list-item>
                        <text:p text:style-name="P26"><text:span text:style-name="T5">Parameters of outer function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82">this</text:span><text:span text:style-name="T5"> and </text:span><text:span text:style-name="T82">arguments</text:span><text:span text:style-name="T5"> of outer function are </text:span><text:span text:style-name="T82">not</text:span><text:span text:style-name="T5"> available but can be saved in local variables of outer function and then used in inner function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perty Attribut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83">Property Attributes</text:span></text:p>
              </text:list-header>
            </text:list>
          </draw:text-box>
        </draw:frame>
        <draw:frame presentation:style-name="pr12" draw:text-style-name="P2" draw:layer="layout" svg:width="21.59cm" svg:height="12.241cm" svg:x="1.905cm" svg:y="4.867cm" presentation:class="outline" presentation:user-transformed="true">
          <draw:text-box>
            <text:list text:style-name="L5">
              <text:list-item>
                <text:p text:style-name="P9"><text:span text:style-name="T75">Value (Named Data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87">Default value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5">Get and Set (Named Accessor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87">Getter and Setter function</text:span></text:p>
                  </text:list-item>
                  <text:list-item>
                    <text:p text:style-name="P10"><text:span text:style-name="T87">Either Value or Get/Set can be used, but not both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5">Writ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87">False =&gt; Read Only Property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5">Enume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87">False =&gt; </text:span><text:span text:style-name="T88">Obj.keys</text:span><text:span text:style-name="T87"> or </text:span><text:span text:style-name="T88">for (key in Obj)</text:span><text:span text:style-name="T87"> will not show 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5">Configu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87">False =&gt; delete obj.prop, or redefine will not work</text:span></text:p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29"><text:span text:style-name="T8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efining Propert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6">Defining Property</text:span></text:p>
              </text:list-header>
            </text:list>
          </draw:text-box>
        </draw:frame>
        <draw:frame presentation:style-name="pr4" draw:text-style-name="P2" draw:layer="layout" svg:width="21.59cm" svg:height="13.065cm" svg:x="1.905cm" svg:y="5.503cm" presentation:class="outline" presentation:user-transformed="true">
          <draw:text-box>
            <text:list text:style-name="L19">
              <text:list-header>
                <text:p text:style-name="P5"><text:span text:style-name="T89">function</text:span><text:span text:style-name="T90"> Color(r, g, b) {</text:span></text:p>
              </text:list-header>
            </text:list>
            <text:list text:style-name="L4">
              <text:list-header>
                <text:p text:style-name="P5"><text:span text:style-name="T90"><text:s text:c="2"/></text:span><text:span text:style-name="T90">Object.defineProperties( </text:span><text:span text:style-name="T89">this</text:span><text:span text:style-name="T90">, <text:s/></text:span></text:p>
                <text:p text:style-name="P5"><text:span text:style-name="T90"><text:s text:c="6"/></text:span><text:span text:style-name="T90">{ </text:span></text:p>
                <text:p text:style-name="P5"><text:span text:style-name="T90"><text:s text:c="10"/></text:span><text:span text:style-name="T90">red : {</text:span></text:p>
              </text:list-header>
            </text:list>
            <text:list text:style-name="L3">
              <text:list-header>
                <text:p text:style-name="P5"><text:span text:style-name="T74"><text:s text:c="14"/></text:span><text:span text:style-name="T74">value</text:span><text:span text:style-name="T90">: r, </text:span></text:p>
                <text:p text:style-name="P5"><text:span text:style-name="T74"><text:s text:c="14"/></text:span><text:span text:style-name="T74">writable</text:span><text:span text:style-name="T90"> : </text:span><text:span text:style-name="T89">false</text:span><text:span text:style-name="T90">,</text:span></text:p>
              </text:list-header>
            </text:list>
            <text:list text:style-name="L4">
              <text:list-header>
                <text:p text:style-name="P5"><text:span text:style-name="T90"><text:s text:c="14"/></text:span><text:span text:style-name="T74">enumerable</text:span><text:span text:style-name="T90"> : </text:span><text:span text:style-name="T89">true</text:span><text:span text:style-name="T90">, <text:s/></text:span></text:p>
                <text:p text:style-name="P5"><text:span text:style-name="T90"><text:s text:c="14"/></text:span><text:span text:style-name="T74">configurable</text:span><text:span text:style-name="T90">: </text:span><text:span text:style-name="T89">false</text:span></text:p>
              </text:list-header>
            </text:list>
            <text:list text:style-name="L19">
              <text:list-header>
                <text:p text:style-name="P5"><text:span text:style-name="T89"><text:s text:c="10"/></text:span><text:span text:style-name="T90">}, …</text:span></text:p>
              </text:list-header>
            </text:list>
            <text:list text:style-name="L4">
              <text:list-header>
                <text:p text:style-name="P30"><text:span text:style-name="T90"><text:s text:c="6"/></text:span><text:span text:style-name="T90">} <text:s/>); </text:span><text:span text:style-name="T91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reez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Freezing an Object</text:span></text:p>
              </text:list-header>
            </text:list>
          </draw:text-box>
        </draw:frame>
        <draw:frame presentation:style-name="pr4" draw:text-style-name="P2" draw:layer="layout" svg:width="21.59cm" svg:height="11.912cm" svg:x="1.905cm" svg:y="5.714cm" presentation:class="outline" presentation:user-transformed="true">
          <draw:text-box>
            <text:list text:style-name="L4">
              <text:list-header>
                <text:p text:style-name="P20"><text:span text:style-name="T92">Rubik = {}; </text:span></text:p>
                <text:p text:style-name="P20"><text:span text:style-name="T92">Rubik.Slope = {};</text:span></text:p>
                <text:p text:style-name="P20"><text:span text:style-name="T92">Rubik.Slope.HORIZONTAL = </text:span><text:span text:style-name="T93">"Horizontal"</text:span><text:span text:style-name="T92">;</text:span></text:p>
                <text:p text:style-name="P31"><text:span text:style-name="T94">Rubik.Slope.VERTICAL <text:s text:c="2"/>= </text:span><text:span text:style-name="T95">"Vertical"</text:span><text:span text:style-name="T94">;</text:span></text:p>
                <text:p text:style-name="P31"><text:span text:style-name="T94">Rubik.Slope.SLANTED = </text:span><text:span text:style-name="T95">"Slanted"</text:span><text:span text:style-name="T94">;</text:span></text:p>
                <text:p text:style-name="P31"><text:span text:style-name="T96"/></text:p>
              </text:list-header>
              <text:list-item>
                <text:p text:style-name="P31"><text:span text:style-name="T97">// Make Rubik.Slope immutable</text:span></text:p>
              </text:list-item>
            </text:list>
            <text:list text:style-name="L11">
              <text:list-header>
                <text:p text:style-name="P20"><text:span text:style-name="T98">Object.freeze(Rubik.Slope);</text:span></text:p>
              </text:list-header>
            </text:list>
            <text:list text:style-name="L4">
              <text:list-header>
                <text:p text:style-name="P20"><text:span text:style-name="T92">Object.defineProperty( Rubik, </text:span><text:span text:style-name="T93">"Slope"</text:span><text:span text:style-name="T92">, </text:span></text:p>
                <text:p text:style-name="P20"><text:span text:style-name="T92">{ </text:span><text:span text:style-name="T98">writable : false</text:span><text:span text:style-name="T92">, enumerable : </text:span><text:span text:style-name="T99">true</text:span><text:span text:style-name="T92">, configurable : </text:span><text:span text:style-name="T99">false</text:span><text:span text:style-name="T92"> }</text:span></text:p>
                <text:p text:style-name="P20"><text:span text:style-name="T92">);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al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Sealing an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p text:style-name="P20"><text:span text:style-name="T98">Object.seal(Rubik.Slope);</text:span></text:p>
            <text:p text:style-name="P20"><text:span text:style-name="T98"/></text:p>
            <text:p text:style-name="P20"><text:span text:style-name="T92">No new properties can be added.</text:span></text:p>
            <text:p text:style-name="P20"><text:span text:style-name="T92"/></text:p>
            <text:p text:style-name="P20"><text:span text:style-name="T92">Writable properties can be re-written.</text:span></text:p>
            <text:p text:style-name="P20"><text:span text:style-name="T92"/></text:p>
            <text:p text:style-name="P20"><text:span text:style-name="T92">Configurable properties can be re configured.</text:span></text:p>
            <text:p text:style-name="P17"><text:span text:style-name="T100">Object.isSealed(Rubik.Slope) <text:s/>// tru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ES 6 (Harmony) Features</text:span></text:p>
              </text:list-header>
            </text:list>
          </draw:text-box>
        </draw:frame>
        <draw:frame presentation:style-name="pr4" draw:text-style-name="P32" draw:layer="layout" svg:width="21.59cm" svg:height="13.874cm" svg:x="1.905cm" svg:y="4.541cm" presentation:class="outline" presentation:user-transformed="true">
          <draw:text-box>
            <text:list text:style-name="L2">
              <text:list-item>
                <text:p text:style-name="P20"><text:span text:style-name="T101">Block Scoping: let and const</text:span></text:p>
              </text:list-item>
              <text:list-item>
                <text:p text:style-name="P20"><text:span text:style-name="T101">Destructuring</text:span></text:p>
                <text:list>
                  <text:list-item>
                    <text:p><text:span text:style-name="T101">[a, b] = [b, a]</text:span></text:p>
                  </text:list-item>
                </text:list>
              </text:list-item>
              <text:list-item>
                <text:p><text:span text:style-name="T101">Default Parameter</text:span></text:p>
              </text:list-item>
              <text:list-item>
                <text:p><text:span text:style-name="T101">Rest and spread parameters</text:span></text:p>
                <text:list>
                  <text:list-item>
                    <text:p><text:span text:style-name="T101">function(p1, ...restAllParams)</text:span></text:p>
                  </text:list-item>
                  <text:list-item>
                    <text:p><text:span text:style-name="T101">calling(p1, ...restAllParamsInArray)</text:span></text:p>
                  </text:list-item>
                </text:list>
              </text:list-item>
              <text:list-item>
                <text:p><text:span text:style-name="T101">Module Rubik { export function ..}</text:span></text:p>
              </text:list-item>
              <text:list-item>
                <text:p><text:span text:style-name="T101">Import MyRubik as Rubik</text:span></text:p>
              </text:list-item>
              <text:list-item>
                <text:p><text:span text:style-name="T101">Class, extends and super</text:span></text:p>
              </text:list-item>
              <text:list-item>
                <text:p><text:span text:style-name="T101">For-in/for-of, Iterators, Generator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<text:span text:style-name="T102">Code Walkthrough</text:span></text:p>
          </draw:text-box>
        </draw:frame>
        <draw:frame presentation:style-name="pr8" draw:layer="layout" svg:width="21.59cm" svg:height="11.431cm" svg:x="1.905cm" svg:y="5.503cm" presentation:class="outline" presentation:user-transformed="true">
          <draw:text-box>
            <text:p/>
            <text:p text:style-name="P16"><text:span text:style-name="T103">Model Rubik’s Cube</text:span><text:span text:style-name="T103"><text:line-break/></text:span><text:span text:style-name="T103">with</text:span><text:span text:style-name="T103"><text:line-break/></text:span><text:span text:style-name="T103">Object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5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7" draw:text-style-name="P33" draw:layer="layout" svg:width="21.59cm" svg:height="3.176cm" svg:x="1.905cm" svg:y="1.692cm" presentation:class="title">
          <draw:text-box>
            <text:p><text:span text:style-name="T25">Next step..</text:span></text:p>
          </draw:text-box>
        </draw:frame>
        <draw:frame presentation:style-name="pr8" draw:layer="layout" svg:width="21.59cm" svg:height="11.431cm" svg:x="1.905cm" svg:y="5.503cm" presentation:class="outline">
          <draw:text-box>
            <text:list text:style-name="L2">
              <text:list-item>
                <text:p>DOM</text:p>
              </text:list-item>
              <text:list-item>
                <text:p>JQuery</text:p>
              </text:list-item>
              <text:list-item>
                <text:p>Java Script Design Patterns</text:p>
              </text:list-item>
              <text:list-item>
                <text:p>Coding Style/Documentation</text:p>
              </text:list-item>
              <text:list-item>
                <text:p>Books to read:</text:p>
                <text:list>
                  <text:list-item>
                    <text:p><text:span text:style-name="T104">JavaScript – The Good Parts</text:span><text:span text:style-name="T105"> </text:span></text:p>
                  </text:list-item>
                  <text:list-item>
                    <text:p><text:span text:style-name="T104">Effective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6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Q &amp; A</text:p>
          </draw:text-box>
        </draw:frame>
        <draw:frame presentation:style-name="pr8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>Source Code</text:p>
                <text:list>
                  <text:list-item>
                    <text:p>GitHub</text:p>
                  </text:list-item>
                </text:list>
              </text:list-item>
              <text:list-item>
                <text:p>This presentation is available on SVCC</text:p>
                <text:p/>
                <text:p/>
                <text:p><text:s text:c="14"/>kr_manoj@yahoo.com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4.323cm" svg:x="1.905cm" svg:y="1.119cm" presentation:class="title" presentation:user-transformed="true">
          <draw:text-box>
            <text:list text:style-name="L6">
              <text:list-header>
                <text:p text:style-name="P1"><text:span text:style-name="T6">Many Variables in one declaration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18">
              <text:list-item>
                <text:list>
                  <text:list-header>
                    <text:p text:style-name="P34"><text:span text:style-name="T7">function X () {</text:span></text:p>
                    <text:p text:style-name="P34"><text:span text:style-name="T7"><text:s text:c="4"/></text:span><text:span text:style-name="T7">var a = 5,</text:span></text:p>
                    <text:p text:style-name="P34"><text:span text:style-name="T7"><text:s text:c="10"/></text:span><text:span text:style-name="T7">b = 6</text:span></text:p>
                    <text:p text:style-name="P34"><text:span text:style-name="T7"><text:s text:c="4"/></text:span><text:span text:style-name="T7">var c = 7, d=8</text:span></text:p>
                    <text:p text:style-name="P34"><text:span text:style-name="T7"><text:s text:c="4"/></text:span><text:span text:style-name="T7">alert ( "a=" + a + ", b=" + b + ", c=" + c)</text:span></text:p>
                    <text:p text:style-name="P34"><text:span text:style-name="T7">} <text:s text:c="3"/></text:span></text:p>
                    <text:p text:style-name="P34"><text:span text:style-name="T7">X()</text:span></text:p>
                    <text:p text:style-name="P34"><text:span text:style-name="T7">//alert ( "a=" + a + ", b=" + b + ", c=" + c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8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8">
              <text:list-item>
                <text:list>
                  <text:list-header>
                    <text:p text:style-name="P35"><text:span text:style-name="T75">function X () {</text:span></text:p>
                    <text:p text:style-name="P35"><text:span text:style-name="T75"><text:s text:c="4"/></text:span><text:span text:style-name="T75">var a = 5</text:span></text:p>
                    <text:p text:style-name="P35"><text:span text:style-name="T75"><text:s text:c="8"/></text:span><text:span text:style-name="T75">b = 6</text:span></text:p>
                    <text:p text:style-name="P35"><text:span text:style-name="T75"><text:s text:c="4"/></text:span><text:span text:style-name="T75">var c = 7</text:span></text:p>
                    <text:p text:style-name="P35"><text:span text:style-name="T75"><text:s text:c="4"/></text:span><text:span text:style-name="T75">alert ( "a=" + a + ", b=" + </text:span><text:span text:style-name="T84">this.b</text:span><text:span text:style-name="T75"> + ", c=" + c)</text:span></text:p>
                    <text:p text:style-name="P35"><text:span text:style-name="T75">} <text:s text:c="3"/></text:span></text:p>
                    <text:p text:style-name="P35"><text:span text:style-name="T75">X()</text:span></text:p>
                    <text:p text:style-name="P35"><text:span text:style-name="T75">//alert ( "a=" + a + ", b=" + b + ", c=" + c) </text:span></text:p>
                    <text:p text:style-name="P35"><text:span text:style-name="T75">alert ( "b=" + </text:span><text:span text:style-name="T84">window.b</text:span><text:span text:style-name="T75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8">
              <text:list-item>
                <text:list>
                  <text:list-header>
                    <text:p text:style-name="P35"><text:span text:style-name="T75">function X () {</text:span></text:p>
                    <text:p text:style-name="P35"><text:span text:style-name="T75"><text:s text:c="4"/></text:span><text:span text:style-name="T75">var a = 5</text:span><text:span text:style-name="T84">,</text:span></text:p>
                    <text:p text:style-name="P35"><text:span text:style-name="T75"><text:s text:c="8"/></text:span><text:span text:style-name="T75">b = 6</text:span></text:p>
                    <text:p text:style-name="P35"><text:span text:style-name="T75"><text:s text:c="4"/></text:span><text:span text:style-name="T75">var c = 7</text:span></text:p>
                    <text:p text:style-name="P35"><text:span text:style-name="T75"><text:s text:c="4"/></text:span><text:span text:style-name="T75">alert ( "a=" + a + ", b=" + </text:span><text:span text:style-name="T106">this.</text:span><text:span text:style-name="T84">b</text:span><text:span text:style-name="T75"> + ", c=" + c)</text:span></text:p>
                    <text:p text:style-name="P35"><text:span text:style-name="T75">} <text:s text:c="3"/></text:span></text:p>
                    <text:p text:style-name="P35"><text:span text:style-name="T75">X()</text:span></text:p>
                    <text:p text:style-name="P35"><text:span text:style-name="T75">//alert ( "a=" + a + ", b=" + b + ", c=" + c) </text:span></text:p>
                    <text:p text:style-name="P35"><text:span text:style-name="T75">alert ( "b=" + </text:span><text:span text:style-name="T106">window.</text:span><text:span text:style-name="T84">b</text:span><text:span text:style-name="T75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stants in Java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107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36"><text:span text:style-name="T108"><text:s/></text:span><text:span text:style-name="T109">"use strict";</text:span></text:p>
              </text:list-header>
            </text:list>
            <text:list text:style-name="L1">
              <text:list-header>
                <text:p text:style-name="P24"><text:span text:style-name="T109">Object.defineProperty(this, <text:s/>"</text:span><text:span text:style-name="T110">PI</text:span><text:span text:style-name="T109">", <text:s/>{ </text:span></text:p>
                <text:p text:style-name="P24"><text:span text:style-name="T109"><text:s text:c="6"/></text:span><text:span text:style-name="T109">value : 3.14,</text:span></text:p>
                <text:p text:style-name="P24"><text:span text:style-name="T109"><text:s text:c="6"/></text:span><text:span text:style-name="T110">writable : false</text:span><text:span text:style-name="T109">,</text:span></text:p>
                <text:p text:style-name="P24"><text:span text:style-name="T109"><text:s text:c="6"/></text:span><text:span text:style-name="T109">enumerable : true,</text:span></text:p>
                <text:p text:style-name="P24"><text:span text:style-name="T109"><text:s text:c="6"/></text:span><text:span text:style-name="T110">configurable : false</text:span></text:p>
                <text:p text:style-name="P24"><text:span text:style-name="T109"><text:s text:c="4"/></text:span><text:span text:style-name="T109">});</text:span></text:p>
                <text:p text:style-name="P24"><text:span text:style-name="T109">PI = 7 <text:s/>// TypeError: "PI" is read-only</text:span><text:span text:style-name="T111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107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25"><text:span text:style-name="T112">"use strict";</text:span></text:p>
                <text:p text:style-name="P25"><text:span text:style-name="T112">var </text:span><text:span text:style-name="T113">MyConst</text:span><text:span text:style-name="T112"> = { }</text:span></text:p>
                <text:p text:style-name="P25"><text:span text:style-name="T112">MyConst.</text:span><text:span text:style-name="T113">PI</text:span><text:span text:style-name="T112"> = 3.14</text:span></text:p>
              </text:list-header>
            </text:list>
            <text:list text:style-name="L3">
              <text:list-header>
                <text:p text:style-name="P25"><text:span text:style-name="T114">Object.freeze(MyConst)</text:span></text:p>
                <text:p text:style-name="P25"><text:span text:style-name="T114"/></text:p>
              </text:list-header>
            </text:list>
            <text:list text:style-name="L1">
              <text:list-header>
                <text:p text:style-name="P24"><text:span text:style-name="T112"><text:s/></text:span><text:span text:style-name="T112">MyConst.PI = 8 //</text:span><text:span text:style-name="T115">TypeError: "PI" is read-only</text:span><text:span text:style-name="T109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ubik’s Cub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<text:span text:style-name="T25">Rubik’s Cub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81">Cub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16">Mini Cube/Cubelet/Atom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116">Corner (8)</text:span></text:p>
                      </text:list-item>
                      <text:list-item>
                        <text:p text:style-name="P7"><text:span text:style-name="T116">Edge (12)</text:span></text:p>
                      </text:list-item>
                      <text:list-item>
                        <text:p text:style-name="P7"><text:span text:style-name="T116">Center (6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116">Sides/Layer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116">Front/Back/Left/Right/Up/D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aming Atom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<text:span text:style-name="T25">Naming Atoms</text:span></text:p>
              </text:list-header>
            </text:list>
          </draw:text-box>
        </draw:frame>
        <draw:frame presentation:style-name="pr4" draw:text-style-name="P2" draw:layer="layout" svg:width="21.59cm" svg:height="12.586cm" svg:x="1.905cm" svg:y="5.503cm" presentation:class="outline" presentation:user-transformed="true">
          <draw:text-box>
            <text:list text:style-name="L5">
              <text:list-item>
                <text:p text:style-name="P8"><text:span text:style-name="T81">Corner: RFU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81">Right, Front, Up corner</text:span></text:p>
                  </text:list-item>
                  <text:list-item>
                    <text:p text:style-name="P3"><text:span text:style-name="T81">RFU, FRU, URF … refers to same corner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1">Edge : RF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81">Middle cubelet of the edge shared by Right and Front layer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1">Center: R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81">Center of the right layer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8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<text:span text:style-name="T25">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R =&gt; right layer 90 deg </text:span><text:span text:style-name="T82">clockwise</text:span><text:span text:style-name="T16"> </text:span><text:span text:style-name="T5">looking from right</text:span></text:p>
              </text:list-item>
              <text:list-item>
                <text:p text:style-name="P7"><text:span text:style-name="T16">R’ =&gt; right layer 90 deg </text:span><text:span text:style-name="T82">anticlockwise</text:span><text:span text:style-name="T16"> looking from right</text:span></text:p>
              </text:list-item>
              <text:list-item>
                <text:p text:style-name="P7"><text:span text:style-name="T16">R2 =&gt; right layer 180 deg</text:span></text:p>
              </text:list-item>
              <text:list-item>
                <text:p text:style-name="P7"><text:span text:style-name="T16">RRRR, RR’, R2R2 =&gt;No change</text:span></text:p>
              </text:list-item>
              <text:list-item>
                <text:p text:style-name="P7"><text:span text:style-name="T16">(XY)’ = Y’X’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ffect of a Mov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Effect of a Mov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117">Rotating front layer clockwise</text:span></text:p>
              </text:list-item>
            </text:list>
            <text:list text:style-name="L18">
              <text:list-item>
                <text:list>
                  <text:list-header>
                    <text:p text:style-name="P38"><text:span text:style-name="T117">( F) ==&gt; <text:s text:c="3"/></text:span></text:p>
                    <text:p text:style-name="P38"><text:span text:style-name="T117"><text:s text:c="6"/></text:span><text:span text:style-name="T117">[ fru -&gt; fdr -&gt; fld -&gt; ful -&gt; fru ] <text:s text:c="3"/></text:span></text:p>
                    <text:p text:style-name="P38"><text:span text:style-name="T117"><text:s text:c="6"/></text:span><text:span text:style-name="T117">[ fr -&gt; fd -&gt; fl -&gt; fu -&gt; fr ]</text:span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117">FRU -&gt;FDR </text:span></text:p>
              </text:list-item>
            </text:list>
            <text:list text:style-name="L20">
              <text:list-item>
                <text:list>
                  <text:list-item>
                    <text:p text:style-name="P3"><text:span text:style-name="T117">Corner FRU has moved to FDR</text:span></text:p>
                  </text:list-item>
                  <text:list-item>
                    <text:p text:style-name="P3"><text:span text:style-name="T117">Right side color of FRU has gone to Down side of FD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Useful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<text:span text:style-name="T25">Useful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Moves that produce the minimal disturbance</text:span></text:p>
              </text:list-item>
              <text:list-item>
                <text:p text:style-name="P7"><text:span text:style-name="T16">One cycle of 3 corners (Placement)</text:span></text:p>
              </text:list-item>
              <text:list-item>
                <text:p text:style-name="P7"><text:span text:style-name="T16">Rotating corners (Orientation)</text:span></text:p>
              </text:list-item>
              <text:list-item>
                <text:p text:style-name="P7"><text:span text:style-name="T16">One cycle of 3 edges (Placement)</text:span></text:p>
              </text:list-item>
              <text:list-item>
                <text:p text:style-name="P7"><text:span text:style-name="T16">In-place flipping edges (Orientation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Corner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<text:span text:style-name="T25">Basic Corner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27"><text:span text:style-name="T23">One cycle of 3 corners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76">(R'D'LD RD'L'D) =&gt; <text:s/>[ fru -&gt; drf -&gt; ful -&gt; fru ]</text:span></text:p>
                  </text:list-item>
                  <text:list-item>
                    <text:p text:style-name="P26"><text:span text:style-name="T76">(RF'L'F R'F'LF) <text:s/>=&gt; <text:s text:c="2"/>[ fru -&gt; lfu -&gt; drf -&gt; fru ]</text:span></text:p>
                  </text:list-item>
                </text:list>
              </text:list-item>
            </text:list>
            <text:list text:style-name="L5">
              <text:list-item>
                <text:p text:style-name="P27"><text:span text:style-name="T23">Rotate corner at its own place</text:span></text:p>
              </text:list-item>
            </text:list>
            <text:list text:style-name="L4">
              <text:list-header>
                <text:p text:style-name="P24"><text:span text:style-name="T23"><text:s text:c="3"/></text:span><text:span text:style-name="T23">(R'D'LD RD'L'D <text:s text:c="2"/>RF'L'FR'F'LF) ==&gt; <text:s/></text:span></text:p>
                <text:p text:style-name="P39"><text:span text:style-name="T23"><text:tab/></text:span><text:span text:style-name="T23"><text:tab/></text:span><text:span text:style-name="T23"><text:tab/></text:span><text:span text:style-name="T23">[ dfr -&gt; rdf ] </text:span></text:p>
                <text:p text:style-name="P39"><text:span text:style-name="T23"><text:tab/></text:span><text:span text:style-name="T23"><text:tab/></text:span><text:span text:style-name="T23"><text:tab/></text:span><text:span text:style-name="T23">[ flu -&gt; l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Edge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<text:span text:style-name="T25">Basic Edge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5">
              <text:list-item>
                <text:p text:style-name="P7"><text:span text:style-name="T81">One cycle of 3 edges</text:span></text:p>
              </text:list-item>
            </text:list>
            <text:list text:style-name="L18">
              <text:list-item>
                <text:list>
                  <text:list-header>
                    <text:p text:style-name="P40"><text:span text:style-name="T81"><text:tab/></text:span><text:span text:style-name="T81">(V'F2VF2) <text:s text:c="6"/>==&gt; [ fu -&gt; bu -&gt; fd -&gt; fu ]</text:span></text:p>
                    <text:p text:style-name="P34"><text:span text:style-name="T81"><text:s text:c="2"/></text:span><text:span text:style-name="T81">(V'F'VFFV'F'V) ==&gt; [ fr -&gt; fl -&gt; df -&gt; fr ]</text:span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81">Flipping edges in its own positions</text:span></text:p>
              </text:list-item>
            </text:list>
            <text:list text:style-name="L18">
              <text:list-item>
                <text:list>
                  <text:list-header>
                    <text:p text:style-name="P34"><text:span text:style-name="T81">(RFBU2F2U'FUFU2B'R'F') ==&gt;</text:span></text:p>
                  </text:list-header>
                </text:list>
              </text:list-item>
            </text:list>
            <text:list text:style-name="L4">
              <text:list-header>
                <text:p text:style-name="P41"><text:span text:style-name="T81"><text:tab/></text:span><text:span text:style-name="T81"><text:tab/></text:span><text:span text:style-name="T81"><text:tab/></text:span><text:span text:style-name="T81">[ fr -&gt; rf ] <text:s/></text:span></text:p>
                <text:p text:style-name="P41"><text:span text:style-name="T81"><text:tab/></text:span><text:span text:style-name="T81"><text:tab/></text:span><text:span text:style-name="T81"><text:tab/></text:span><text:span text:style-name="T81">[ fu -&gt; 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ube Representa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7">Cube Representation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108">Cube</text:span></text:p>
              </text:list-item>
              <text:list-item>
                <text:p text:style-name="P3"><text:span text:style-name="T108">Atom</text:span></text:p>
              </text:list-item>
            </text:list>
            <text:list text:style-name="L20">
              <text:list-item>
                <text:list>
                  <text:list-item>
                    <text:p text:style-name="P9"><text:span text:style-name="T118">Corner</text:span></text:p>
                  </text:list-item>
                  <text:list-item>
                    <text:p text:style-name="P9"><text:span text:style-name="T118">Edge</text:span></text:p>
                  </text:list-item>
                  <text:list-item>
                    <text:p text:style-name="P9"><text:span text:style-name="T118">Cente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8">Side</text:span></text:p>
              </text:list-item>
              <text:list-item>
                <text:p text:style-name="P3"><text:span text:style-name="T108">Move</text:span></text:p>
              </text:list-item>
              <text:list-item>
                <text:p text:style-name="P3"><text:span text:style-name="T108">MoveSequence</text:span></text:p>
              </text:list-item>
              <text:list-item>
                <text:p text:style-name="P3"><text:span text:style-name="T108">MoveFind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t-in Objects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21">
              <text:list-item>
                <text:p text:style-name="P27"><text:span text:style-name="T74">Object</text:span></text:p>
              </text:list-item>
              <text:list-item>
                <text:p text:style-name="P27"><text:span text:style-name="T74">Function</text:span></text:p>
              </text:list-item>
              <text:list-item>
                <text:p text:style-name="P27"><text:span text:style-name="T74">Array</text:span></text:p>
              </text:list-item>
              <text:list-item>
                <text:p text:style-name="P27"><text:span text:style-name="T74">String</text:span></text:p>
              </text:list-item>
              <text:list-item>
                <text:p text:style-name="P27"><text:span text:style-name="T74">Boolean</text:span></text:p>
              </text:list-item>
              <text:list-item>
                <text:p text:style-name="P27"><text:span text:style-name="T74">Number</text:span></text:p>
              </text:list-item>
              <text:list-item>
                <text:p text:style-name="P27"><text:span text:style-name="T74">Math, Date, RegExp, JSON, Error objects</text:span></text:p>
              </text:list-item>
            </text:list>
            <text:list text:style-name="L4">
              <text:list-header>
                <text:p text:style-name="P24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all and Appl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19">Call and Apply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header>
                <text:p text:style-name="P13"><text:span text:style-name="T120"/></text:p>
              </text:list-header>
              <text:list-item>
                <text:p text:style-name="P13"><text:span text:style-name="T120">add</text:span><text:span text:style-name="T121">(4, 5, 2 ,3)</text:span></text:p>
              </text:list-item>
              <text:list-item>
                <text:p text:style-name="P13"><text:span text:style-name="T120">add.</text:span><text:span text:style-name="T121">call</text:span><text:span text:style-name="T120">(null, </text:span><text:span text:style-name="T121">4, 5, 2, 3</text:span><text:span text:style-name="T120">)</text:span></text:p>
              </text:list-item>
              <text:list-item>
                <text:p text:style-name="P13"><text:span text:style-name="T120">add.</text:span><text:span text:style-name="T121">apply</text:span><text:span text:style-name="T120">(null, </text:span><text:span text:style-name="T121">[4, 5, 2, 3]</text:span><text:span text:style-name="T120">)</text:span></text:p>
              </text:list-item>
              <text:list-item>
                <text:p text:style-name="P13"><text:span text:style-name="T120">add.apply(</text:span><text:span text:style-name="T121">undefined</text:span><text:span text:style-name="T120">, [4, 5, 2, 3]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Variabl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08cm" presentation:class="outline" presentation:user-transformed="true">
          <draw:text-box>
            <text:list text:style-name="L5">
              <text:list-item>
                <text:p text:style-name="P3"><text:span text:style-name="T23">No need to declare a variable</text:span></text:p>
              </text:list-item>
            </text:list>
            <text:list text:style-name="L18">
              <text:list-item>
                <text:list>
                  <text:list-header>
                    <text:p text:style-name="P42"><text:span text:style-name="T76">sum = 5</text:span></text:p>
                  </text:list-header>
                </text:list>
              </text:list-item>
            </text:list>
            <text:list text:style-name="L2">
              <text:list-item>
                <text:p><text:span text:style-name="T23">Local Variables</text:span></text:p>
              </text:list-item>
            </text:list>
            <text:list text:style-name="L18">
              <text:list-item>
                <text:list>
                  <text:list-header>
                    <text:p text:style-name="P42"><text:span text:style-name="T76"><text:s/></text:span><text:span text:style-name="T76">var sum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Declaring many variables in one declaration</text:span></text:p>
              </text:list-item>
            </text:list>
            <text:list text:style-name="L18">
              <text:list-item>
                <text:list>
                  <text:list-header>
                    <text:p text:style-name="P42"><text:span text:style-name="T76">var sum = 0, average = 0, stddev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Always use semicolon OR know the rules precisely</text:span></text:p>
              </text:list-item>
            </text:list>
            <text:list text:style-name="L18">
              <text:list-item>
                <text:list>
                  <text:list-header>
                    <text:p text:style-name="P43"><text:span text:style-name="T76"><text:tab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</text:span></text:p>
              </text:list-header>
            </text:list>
          </draw:text-box>
        </draw:frame>
        <draw:frame presentation:style-name="pr4" draw:text-style-name="P2" draw:layer="layout" svg:width="21.59cm" svg:height="12.801cm" svg:x="1.905cm" svg:y="5.503cm" presentation:class="outline" presentation:user-transformed="true">
          <draw:text-box>
            <text:list text:style-name="L5">
              <text:list-item>
                <text:p text:style-name="P44"><text:span text:style-name="T120">Collection of properties</text:span></text:p>
              </text:list-item>
              <text:list-item>
                <text:p text:style-name="P44"><text:span text:style-name="T120">Property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22"><text:s/></text:span><text:span text:style-name="T122">primitive value</text:span></text:p>
                  </text:list-item>
                  <text:list-item>
                    <text:p text:style-name="P8"><text:span text:style-name="T122"><text:s/></text:span><text:span text:style-name="T122">function</text:span></text:p>
                  </text:list-item>
                  <text:list-item>
                    <text:p text:style-name="P8"><text:span text:style-name="T122"><text:s/></text:span><text:span text:style-name="T122">other object</text:span></text:p>
                  </text:list-item>
                </text:list>
              </text:list-item>
            </text:list>
            <text:list text:style-name="L5">
              <text:list-item>
                <text:p text:style-name="P44"><text:span text:style-name="T120">Prototype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22">To share property from other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12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eral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Literal Objec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24"><text:span text:style-name="T73">frontColor = {</text:span></text:p>
                <text:p text:style-name="P24"><text:span text:style-name="T73"><text:s text:c="4"/></text:span><text:span text:style-name="T74">red : 255</text:span></text:p>
                <text:p text:style-name="P24"><text:span text:style-name="T73"><text:s text:c="4"/></text:span><text:span text:style-name="T73">blue : 0</text:span></text:p>
                <text:p text:style-name="P24"><text:span text:style-name="T73"><text:s text:c="4"/></text:span><text:span text:style-name="T123">green : 128</text:span></text:p>
                <text:p text:style-name="P24"><text:span text:style-name="T73">}</text:span></text:p>
                <text:p text:style-name="P24"><text:span text:style-name="T73">redComponent = frontColor.</text:span><text:span text:style-name="T74">red</text:span></text:p>
                <text:p text:style-name="P24"><text:span text:style-name="T73">greenComponent = frontColor </text:span><text:span text:style-name="T123">[ “green” ]</text:span></text:p>
                <text:p text:style-name="P24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Immutable Object</text:span></text:p>
              </text:list-header>
            </text:list>
          </draw:text-box>
        </draw:frame>
        <draw:frame presentation:style-name="pr4" draw:text-style-name="P2" draw:layer="layout" svg:width="21.59cm" svg:height="12.361cm" svg:x="1.905cm" svg:y="5.503cm" presentation:class="outline" presentation:user-transformed="true">
          <draw:text-box>
            <text:list text:style-name="L4">
              <text:list-header>
                <text:p text:style-name="P45"><text:span text:style-name="T87">function makeColor ( r, g, b ) {</text:span></text:p>
                <text:p text:style-name="P45"><text:span text:style-name="T87"><text:s text:c="4"/></text:span><text:span text:style-name="T88">return {</text:span></text:p>
                <text:p text:style-name="P45"><text:span text:style-name="T87"><text:s text:c="8"/></text:span><text:span text:style-name="T88">getRed : function( ) { return r },</text:span></text:p>
                <text:p text:style-name="P45"><text:span text:style-name="T87"><text:s text:c="8"/></text:span><text:span text:style-name="T87">getGreen : function() { return g },</text:span></text:p>
                <text:p text:style-name="P45"><text:span text:style-name="T87"><text:s text:c="8"/></text:span><text:span text:style-name="T87">getBlue : function() { return b }</text:span></text:p>
                <text:p text:style-name="P45"><text:span text:style-name="T87"><text:s text:c="4"/></text:span><text:span text:style-name="T88">}</text:span></text:p>
                <text:p text:style-name="P45"><text:span text:style-name="T87">}</text:span></text:p>
              </text:list-header>
            </text:list>
            <text:list text:style-name="L3">
              <text:list-header>
                <text:p text:style-name="P45"><text:span text:style-name="T88">color1 = makeColor</text:span><text:span text:style-name="T87">(255, 0, 0)</text:span></text:p>
              </text:list-header>
            </text:list>
            <text:list text:style-name="L4">
              <text:list-header>
                <text:p text:style-name="P45"><text:span text:style-name="T88">color1</text:span><text:span text:style-name="T87">.</text:span><text:span text:style-name="T88">getRed( )</text:span><text:span text:style-name="T87"> // 255</text:span></text:p>
                <text:p text:style-name="P45"><text:span text:style-name="T91">color1</text:span><text:span text:style-name="T87">.getGreen() // 0</text:span></text:p>
                <text:p text:style-name="P45"><text:span text:style-name="T91">color1</text:span><text:span text:style-name="T87">.blue = 128 <text:s/>// red has no property called blue! Error! </text:span></text:p>
                <text:p text:style-name="P45"><text:span text:style-name="T87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References</text:p>
          </draw:text-box>
        </draw:frame>
        <draw:frame presentation:style-name="pr8" draw:layer="layout" svg:width="21.59cm" svg:height="11.431cm" svg:x="1.905cm" svg:y="5.08cm" presentation:class="outline" presentation:user-transformed="true">
          <draw:text-box>
            <text:list text:style-name="L2">
              <text:list-item>
                <text:p><text:span text:style-name="T58">ECMAScript Support Matrix</text:span></text:p>
                <text:list>
                  <text:list-item>
                    <text:p><text:span text:style-name="T124"><text:a xlink:href="http://pointedears.de/scripts/test/es-matrix/">http://pointedears.de/scripts/test/es-matrix/</text:a></text:span></text:p>
                  </text:list-item>
                </text:list>
              </text:list-item>
              <text:list-item>
                <text:p><text:span text:style-name="T124"><text:a xlink:href="http://www.slideshare.net/Solution4Future/javascript-17363650">http://www.slideshare.net/Solution4Future/javascript-17363650</text:a></text:span></text:p>
              </text:list-item>
              <text:list-item>
                <text:p><text:span text:style-name="T124"><text:a xlink:href="https://developer.mozilla.org/en-US/docs/Web/JavaScript/Reference">https://developer.mozilla.org/en-US/docs/Web/JavaScript/Reference</text:a></text:span></text:p>
              </text:list-item>
              <text:list-item>
                <text:p><text:span text:style-name="T125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placeholder="true">
          <draw:text-box/>
        </draw:frame>
        <draw:frame presentation:style-name="pr8" draw:layer="layout" svg:width="21.59cm" svg:height="11.431cm" svg:x="1.905cm" svg:y="5.503cm" presentation:class="outline">
          <draw:text-box>
            <text:list text:style-name="L2">
              <text:list-item>
                <text:p><text:a xlink:href="https://code.google.com/p/traceur-compiler/wiki/LanguageFeatures">https://code.google.com/p/traceur-compiler/wiki/LanguageFeature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placeholder="true">
          <draw:text-box/>
        </draw:frame>
        <draw:frame presentation:style-name="pr8" draw:layer="layout" svg:width="21.59cm" svg:height="11.431cm" svg:x="1.905cm" svg:y="5.50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69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Unicode MS'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ilicon Valley Code Camp</dc:title>
    <meta:initial-creator>Manoj Kumar</meta:initial-creator>
    <meta:creation-date>2013-05-21T12:05:59</meta:creation-date>
    <dc:creator>Manoj Kunar</dc:creator>
    <dc:date>2014-10-08T20:19:17.82</dc:date>
    <meta:editing-cycles>141</meta:editing-cycles>
    <meta:editing-duration>P7DT4H36M19S</meta:editing-duration>
    <meta:generator>Oracle_Open_Office/3.3$Win32 OpenOffice.org_project/330m7$Build-9552</meta:generator>
    <meta:document-statistic meta:object-count="307"/>
  </office:meta>
</office:document-meta>
</file>